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52in"/>
    </style:style>
    <style:style style:name="co2" style:family="table-column">
      <style:table-column-properties fo:break-before="auto" style:column-width="1.95in"/>
    </style:style>
    <style:style style:name="co3" style:family="table-column">
      <style:table-column-properties fo:break-before="auto" style:column-width="2.9402in"/>
    </style:style>
    <style:style style:name="co4" style:family="table-column">
      <style:table-column-properties fo:break-before="auto" style:column-width="2.3555in"/>
    </style:style>
    <style:style style:name="co5" style:family="table-column">
      <style:table-column-properties fo:break-before="auto" style:column-width="2.11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53.DlgScriptPractice.lblDispAvgTime.Label</text:p>
          </table:table-cell>
          <table:table-cell office:value-type="string">
            <text:p>&amp;amp;404.DlgScriptPractice.lblDispAvgTime.Label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54.DlgScriptPractice.lblDispCorrect.Label</text:p>
          </table:table-cell>
          <table:table-cell office:value-type="string">
            <text:p>&amp;amp;384.DlgScriptPractice.lblDispCorrect.Label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55.DlgScriptPractice.lblDispIncorrect.Label</text:p>
          </table:table-cell>
          <table:table-cell office:value-type="string">
            <text:p>&amp;amp;386.DlgScriptPractice.lblDispIncorrect.Label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56.DlgScriptPractice.lblDispNumberOfWords.Label</text:p>
          </table:table-cell>
          <table:table-cell office:value-type="string">
            <text:p>&amp;amp;382.DlgScriptPractice.lblDispNumberOfWords.Label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216.DlgSpellStep.txtRowNum.Label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string">
            <text:p>236.DlgSpellingAdjustments.txtSize.Label</text:p>
          </table:table-cell>
          <table:table-cell office:value-type="float" office:value="12">
            <text:p>12</text:p>
          </table:table-cell>
          <table:table-cell table:number-columns-repeated="3" table:style-name="ce3" office:value-type="float" office:value="12">
            <text:p>12</text:p>
          </table:table-cell>
        </table:table-row>
        <table:table-row table:style-name="ro1">
          <table:table-cell office:value-type="string">
            <text:p>209.DlgSpellStep.lblConvertedText.Label</text:p>
          </table:table-cell>
          <table:table-cell table:number-columns-repeated="2" office:value-type="string">
            <text:p>(word converted)</text:p>
          </table:table-cell>
          <table:table-cell table:number-columns-repeated="2" table:style-name="ce2" office:value-type="string">
            <text:p>(word converted)</text:p>
          </table:table-cell>
        </table:table-row>
        <table:table-row table:style-name="ro1">
          <table:table-cell office:value-type="string">
            <text:p>215.DlgSpellStep.lblWordText.Label</text:p>
          </table:table-cell>
          <table:table-cell office:value-type="string">
            <text:p>(word)</text:p>
          </table:table-cell>
          <table:table-cell table:number-columns-repeated="3" table:style-name="ce3" office:value-type="string">
            <text:p>(word)</text:p>
          </table:table-cell>
        </table:table-row>
        <table:table-row table:style-name="ro1">
          <table:table-cell office:value-type="string">
            <text:p>202.DlgSpellSearch.txtSFM.Label</text:p>
          </table:table-cell>
          <table:table-cell table:number-columns-repeated="2" office:value-type="string">
            <text:p>\lx</text:p>
          </table:table-cell>
          <table:table-cell table:number-columns-repeated="2" table:style-name="ce2" office:value-type="string">
            <text:p>\lx</text:p>
          </table:table-cell>
        </table:table-row>
        <table:table-row table:style-name="ro1">
          <table:table-cell office:value-type="string">
            <text:p>107.DlgGrammarSettings.LabelPercent.Label</text:p>
          </table:table-cell>
          <table:table-cell office:value-type="string">
            <text:p>&amp;amp;163.DlgGrammarSettings.Label3.Label</text:p>
          </table:table-cell>
          <table:table-cell table:number-columns-repeated="3" office:value-type="string">
            <text:p>%</text:p>
          </table:table-cell>
        </table:table-row>
        <table:table-row table:style-name="ro1">
          <table:table-cell office:value-type="string">
            <text:p>38.DlgApplyConverter.txtSourceColumn.Label</text:p>
          </table:table-cell>
          <table:table-cell table:number-columns-repeated="2" office:value-type="string">
            <text:p>A</text:p>
          </table:table-cell>
          <table:table-cell table:number-columns-repeated="2" table:style-name="ce2" office:value-type="string">
            <text:p>A</text:p>
          </table:table-cell>
        </table:table-row>
        <table:table-row table:style-name="ro1">
          <table:table-cell office:value-type="string">
            <text:p>12.DlgAbbreviations.LabelAbbr.Label</text:p>
          </table:table-cell>
          <table:table-cell office:value-type="string">
            <text:p>&amp;amp;7.DlgAbbreviations.Label2.Label</text:p>
          </table:table-cell>
          <table:table-cell office:value-type="string">
            <text:p>Abbreviation</text:p>
          </table:table-cell>
          <table:table-cell office:value-type="string">
            <text:p>Abreviaci\u00f3n</text:p>
          </table:table-cell>
          <table:table-cell office:value-type="string">
            <text:p>Abr\u00e9viation</text:p>
          </table:table-cell>
        </table:table-row>
        <table:table-row table:style-name="ro1">
          <table:table-cell office:value-type="string">
            <text:p>41.DlgChangerMaker.btnAddXpath.Label</text:p>
          </table:table-cell>
          <table:table-cell office:value-type="string">
            <text:p>&amp;amp;1088.DlgChangerMaker.btnAddXpath.Label</text:p>
          </table:table-cell>
          <table:table-cell office:value-type="string">
            <text:p>Add</text:p>
          </table:table-cell>
          <table:table-cell office:value-type="string">
            <text:p>Añadi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174.DlgSpellReplace.btnAdd.Label</text:p>
          </table:table-cell>
          <table:table-cell table:number-columns-repeated="2" office:value-type="string">
            <text:p>Add</text:p>
          </table:table-cell>
          <table:table-cell office:value-type="string">
            <text:p>Añadi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273.DlgWordListFile.btnAddItem.Label</text:p>
          </table:table-cell>
          <table:table-cell table:number-columns-repeated="2" office:value-type="string">
            <text:p>Add item</text:p>
          </table:table-cell>
          <table:table-cell office:value-type="string">
            <text:p>Añadir elemento</text:p>
          </table:table-cell>
          <table:table-cell office:value-type="string">
            <text:p>CommandButton1</text:p>
          </table:table-cell>
        </table:table-row>
        <table:table-row table:style-name="ro1">
          <table:table-cell office:value-type="string">
            <text:p>1.DlgAbbreviations.BtnAddAbbrev.Label</text:p>
          </table:table-cell>
          <table:table-cell office:value-type="string">
            <text:p>&amp;amp;28.DlgAbbreviations.BtnAddAbbrev.Label</text:p>
          </table:table-cell>
          <table:table-cell office:value-type="string">
            <text:p>Add New</text:p>
          </table:table-cell>
          <table:table-cell office:value-type="string">
            <text:p>Añadir nuevo</text:p>
          </table:table-cell>
          <table:table-cell office:value-type="string">
            <text:p>Ajouter nouvelle</text:p>
          </table:table-cell>
        </table:table-row>
        <table:table-row table:style-name="ro1">
          <table:table-cell office:value-type="string">
            <text:p>101.DlgGrammarSettings.BtnFileAdd.Label</text:p>
          </table:table-cell>
          <table:table-cell office:value-type="string">
            <text:p>&amp;amp;133.DlgGrammarSettings.BtnFileAdd.Label</text:p>
          </table:table-cell>
          <table:table-cell office:value-type="string">
            <text:p>Add...</text:p>
          </table:table-cell>
          <table:table-cell office:value-type="string">
            <text:p>Añadir...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238.DlgWordList.btnAdd.Label</text:p>
          </table:table-cell>
          <table:table-cell table:number-columns-repeated="2" office:value-type="string">
            <text:p>Add...</text:p>
          </table:table-cell>
          <table:table-cell office:value-type="string">
            <text:p>Añadir...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108.DlgGrammarSettings.LabelPrefix.Label</text:p>
          </table:table-cell>
          <table:table-cell office:value-type="string">
            <text:p>&amp;amp;137.DlgGrammarSettings.Label4.Label</text:p>
          </table:table-cell>
          <table:table-cell office:value-type="string">
            <text:p>Additional Ref No. prefix for file</text:p>
          </table:table-cell>
          <table:table-cell office:value-type="string">
            <text:p>N\u00famero de referencia prefijo para el archivo</text:p>
          </table:table-cell>
          <table:table-cell office:value-type="string">
            <text:p>Pr\u00e9fixe de r\u00e9f\u00e9rence pour ce fichier :</text:p>
          </table:table-cell>
        </table:table-row>
        <table:table-row table:style-name="ro1">
          <table:table-cell office:value-type="string">
            <text:p>187.DlgSpellSearch.lblAffixes.Label</text:p>
          </table:table-cell>
          <table:table-cell table:number-columns-repeated="2" office:value-type="string">
            <text:p>Affixes</text:p>
          </table:table-cell>
          <table:table-cell office:value-type="string">
            <text:p>Afijos</text:p>
          </table:table-cell>
          <table:table-cell table:style-name="ce2" office:value-type="string">
            <text:p>Affixes</text:p>
          </table:table-cell>
        </table:table-row>
        <table:table-row table:style-name="ro1">
          <table:table-cell office:value-type="string">
            <text:p>23.DlgAbbreviations.optSearchAny.Label</text:p>
          </table:table-cell>
          <table:table-cell office:value-type="string">
            <text:p>&amp;amp;60.DlgAbbreviations.optSearchAny.Label</text:p>
          </table:table-cell>
          <table:table-cell office:value-type="string">
            <text:p>Any</text:p>
          </table:table-cell>
          <table:table-cell office:value-type="string">
            <text:p>Cualquier</text:p>
          </table:table-cell>
          <table:table-cell office:value-type="string">
            <text:p>Les deux</text:p>
          </table:table-cell>
        </table:table-row>
        <table:table-row table:style-name="ro1">
          <table:table-cell office:value-type="string">
            <text:p>29.DlgApplyConverter.Title</text:p>
          </table:table-cell>
          <table:table-cell office:value-type="string">
            <text:p>&amp;amp;614.DlgApplyConverter.Title</text:p>
          </table:table-cell>
          <table:table-cell office:value-type="string">
            <text:p>Apply Converter</text:p>
          </table:table-cell>
          <table:table-cell table:style-name="ce4" office:value-type="string">
            <text:p>Apply Converter</text:p>
          </table:table-cell>
          <table:table-cell table:style-name="ce2" office:value-type="string">
            <text:p>Apply Converter</text:p>
          </table:table-cell>
        </table:table-row>
        <table:table-row table:style-name="ro1">
          <table:table-cell office:value-type="string">
            <text:p>191.DlgSpellSearch.optApplyCorrections.Label</text:p>
          </table:table-cell>
          <table:table-cell office:value-type="string">
            <text:p>&amp;amp;1125.DlgSpellSearch.optApplyCorrections.Label</text:p>
          </table:table-cell>
          <table:table-cell office:value-type="string">
            <text:p>Apply List of Corrections</text:p>
          </table:table-cell>
          <table:table-cell table:style-name="ce4" office:value-type="string">
            <text:p>Apply List of Corrections</text:p>
          </table:table-cell>
          <table:table-cell table:style-name="ce2" office:value-type="string">
            <text:p>Apply List of Corrections</text:p>
          </table:table-cell>
        </table:table-row>
        <table:table-row table:style-name="ro1">
          <table:table-cell office:value-type="string">
            <text:p>80.DlgDataConversion.optTargetFontAsian.Label</text:p>
          </table:table-cell>
          <table:table-cell table:number-columns-repeated="2" office:value-type="string">
            <text:p>Asian</text:p>
          </table:table-cell>
          <table:table-cell office:value-type="string">
            <text:p>Asiático</text:p>
          </table:table-cell>
          <table:table-cell table:style-name="ce2" office:value-type="string">
            <text:p>Asian</text:p>
          </table:table-cell>
        </table:table-row>
        <table:table-row table:style-name="ro1">
          <table:table-cell office:value-type="string">
            <text:p>194.DlgSpellSearch.optFontTypeAsian.Label</text:p>
          </table:table-cell>
          <table:table-cell table:number-columns-repeated="2" office:value-type="string">
            <text:p>Asian</text:p>
          </table:table-cell>
          <table:table-cell office:value-type="string">
            <text:p>Asiático</text:p>
          </table:table-cell>
          <table:table-cell table:style-name="ce2" office:value-type="string">
            <text:p>Asian</text:p>
          </table:table-cell>
        </table:table-row>
        <table:table-row table:style-name="ro1">
          <table:table-cell office:value-type="string">
            <text:p>266.DlgWordListFile.optFontAsian.Label</text:p>
          </table:table-cell>
          <table:table-cell table:number-columns-repeated="2" office:value-type="string">
            <text:p>Asian</text:p>
          </table:table-cell>
          <table:table-cell office:value-type="string">
            <text:p>Asiático</text:p>
          </table:table-cell>
          <table:table-cell table:style-name="ce2" office:value-type="string">
            <text:p>Asian</text:p>
          </table:table-cell>
        </table:table-row>
        <table:table-row table:style-name="ro1">
          <table:table-cell office:value-type="string">
            <text:p>72.DlgDataConversion.optScopeFontAsian.Label</text:p>
          </table:table-cell>
          <table:table-cell table:number-columns-repeated="2" office:value-type="string">
            <text:p>Asian</text:p>
          </table:table-cell>
          <table:table-cell office:value-type="string">
            <text:p>Asiático</text:p>
          </table:table-cell>
          <table:table-cell table:style-name="ce2" office:value-type="string">
            <text:p>Asian</text:p>
          </table:table-cell>
        </table:table-row>
        <table:table-row table:style-name="ro1">
          <table:table-cell office:value-type="string">
            <text:p>63.DlgDataConversion.chkVerify.Label</text:p>
          </table:table-cell>
          <table:table-cell table:number-columns-repeated="2" office:value-type="string">
            <text:p>Ask before making each change</text:p>
          </table:table-cell>
          <table:table-cell table:style-name="ce4" office:value-type="string">
            <text:p>Ask before making each change</text:p>
          </table:table-cell>
          <table:table-cell table:style-name="ce2" office:value-type="string">
            <text:p>Ask before making each change</text:p>
          </table:table-cell>
        </table:table-row>
        <table:table-row table:style-name="ro1">
          <table:table-cell office:value-type="string">
            <text:p>224.DlgSpellingAdjustments.chkAspiration.Label</text:p>
          </table:table-cell>
          <table:table-cell table:number-columns-repeated="2" office:value-type="string">
            <text:p>Aspiration</text:p>
          </table:table-cell>
          <table:table-cell office:value-type="string">
            <text:p>Aspiración </text:p>
          </table:table-cell>
          <table:table-cell table:style-name="ce2" office:value-type="string">
            <text:p>Aspiration</text:p>
          </table:table-cell>
        </table:table-row>
        <table:table-row table:style-name="ro1">
          <table:table-cell office:value-type="string">
            <text:p>138.DlgScriptPractice.LabelAvgTime.Label</text:p>
          </table:table-cell>
          <table:table-cell office:value-type="string">
            <text:p>&amp;amp;400.DlgScriptPractice.Label13.Label</text:p>
          </table:table-cell>
          <table:table-cell office:value-type="string">
            <text:p>Average Time (seconds):</text:p>
          </table:table-cell>
          <table:table-cell office:value-type="string">
            <text:p>Tiempo promedio (en segundos):</text:p>
          </table:table-cell>
          <table:table-cell office:value-type="string">
            <text:p>Temps moyen (secondes):</text:p>
          </table:table-cell>
        </table:table-row>
        <table:table-row table:style-name="ro1">
          <table:table-cell office:value-type="string">
            <text:p>76.DlgDataConversion.optScopeSFMs.Label</text:p>
          </table:table-cell>
          <table:table-cell office:value-type="string">
            <text:p>&amp;amp;76.DlgDataConversion.optScopeSFMs.Label</text:p>
          </table:table-cell>
          <table:table-cell office:value-type="string">
            <text:p>Backslash marker(s):</text:p>
          </table:table-cell>
          <table:table-cell office:value-type="string">
            <text:p>Marcador de barra invertida(s):</text:p>
          </table:table-cell>
          <table:table-cell office:value-type="string">
            <text:p>Balise(s) de barre oblique invers\u00e9e :</text:p>
          </table:table-cell>
        </table:table-row>
        <table:table-row table:style-name="ro1">
          <table:table-cell office:value-type="string">
            <text:p>42.DlgChangerMaker.btnBrowse.Label</text:p>
          </table:table-cell>
          <table:table-cell office:value-type="string">
            <text:p>&amp;amp;1103.DlgChangerMaker.btnBrowse.Label</text:p>
          </table:table-cell>
          <table:table-cell office:value-type="string">
            <text:p>Browse...</text:p>
          </table:table-cell>
          <table:table-cell table:style-name="ce4" office:value-type="string">
            <text:p>Browse...</text:p>
          </table:table-cell>
          <table:table-cell table:style-name="ce2" office:value-type="string">
            <text:p>Browse...</text:p>
          </table:table-cell>
        </table:table-row>
        <table:table-row table:style-name="ro1">
          <table:table-cell office:value-type="string">
            <text:p>30.DlgApplyConverter.btnCancel.Label</text:p>
          </table:table-cell>
          <table:table-cell table:number-columns-repeated="2"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43.DlgChangerMaker.btnCancel.Label</text:p>
          </table:table-cell>
          <table:table-cell office:value-type="string">
            <text:p>&amp;amp;1073.DlgChangerMaker.btnCancel.Label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56.DlgDataConversion.BtnCancel.Label</text:p>
          </table:table-cell>
          <table:table-cell office:value-type="string">
            <text:p>&amp;amp;98.DlgDataConversion.BtnCancel.Label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100.DlgGrammarSettings.BtnCancel.Label</text:p>
          </table:table-cell>
          <table:table-cell office:value-type="string">
            <text:p>&amp;amp;153.DlgGrammarSettings.BtnCancel.Label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124.DlgPhnlgySettings.ButtonCancel.Label</text:p>
          </table:table-cell>
          <table:table-cell office:value-type="string">
            <text:p>&amp;amp;215.DlgPhnlgySettings.ButtonCancel.Label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184.DlgSpellSearch.btnCancel.Label</text:p>
          </table:table-cell>
          <table:table-cell table:number-columns-repeated="2"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250.DlgWordListFile.btnCancel.Label</text:p>
          </table:table-cell>
          <table:table-cell table:number-columns-repeated="2"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175.DlgSpellReplace.btnChange.Label</text:p>
          </table:table-cell>
          <table:table-cell table:number-columns-repeated="2" office:value-type="string">
            <text:p>Change</text:p>
          </table:table-cell>
          <table:table-cell office:value-type="string">
            <text:p>Cambiar</text:p>
          </table:table-cell>
          <table:table-cell office:value-type="string">
            <text:p>CommandButton1</text:p>
          </table:table-cell>
        </table:table-row>
        <table:table-row table:style-name="ro1">
          <table:table-cell office:value-type="string">
            <text:p>176.DlgSpellReplace.btnChangeAll.Label</text:p>
          </table:table-cell>
          <table:table-cell table:number-columns-repeated="2" office:value-type="string">
            <text:p>Change All</text:p>
          </table:table-cell>
          <table:table-cell office:value-type="string">
            <text:p>Cambiar Todos</text:p>
          </table:table-cell>
          <table:table-cell office:value-type="string">
            <text:p>CommandButton2</text:p>
          </table:table-cell>
        </table:table-row>
        <table:table-row table:style-name="ro1">
          <table:table-cell office:value-type="string">
            <text:p>2.DlgAbbreviations.BtnChangeAllCaps.Label</text:p>
          </table:table-cell>
          <table:table-cell office:value-type="string">
            <text:p>&amp;amp;32.DlgAbbreviations.BtnChangeAllCaps.Label</text:p>
          </table:table-cell>
          <table:table-cell office:value-type="string">
            <text:p>Change all CAPS</text:p>
          </table:table-cell>
          <table:table-cell office:value-type="string">
            <text:p>Cambiar may\u00fascula</text:p>
          </table:table-cell>
          <table:table-cell office:value-type="string">
            <text:p>Changer en MAJ</text:p>
          </table:table-cell>
        </table:table-row>
        <table:table-row table:style-name="ro1">
          <table:table-cell office:value-type="string">
            <text:p>82.DlgDataConversion.optTargetFontOnly.Label</text:p>
          </table:table-cell>
          <table:table-cell office:value-type="string">
            <text:p>&amp;amp;322.DlgDataConversion.optTargetFontOnly.Label</text:p>
          </table:table-cell>
          <table:table-cell office:value-type="string">
            <text:p>Change font without applying a style</text:p>
          </table:table-cell>
          <table:table-cell office:value-type="string">
            <text:p>Cambiar fuente sin aplicar un estilo</text:p>
          </table:table-cell>
          <table:table-cell office:value-type="string">
            <text:p>Changer police sans appliquer un style</text:p>
          </table:table-cell>
        </table:table-row>
        <table:table-row table:style-name="ro1">
          <table:table-cell office:value-type="string">
            <text:p>240.DlgWordList.btnFileSettings.Label</text:p>
          </table:table-cell>
          <table:table-cell table:number-columns-repeated="2" office:value-type="string">
            <text:p>Change Settings...</text:p>
          </table:table-cell>
          <table:table-cell office:value-type="string">
            <text:p>Cambiar la configuración...</text:p>
          </table:table-cell>
          <table:table-cell table:style-name="ce2" office:value-type="string">
            <text:p>Change Settings...</text:p>
          </table:table-cell>
        </table:table-row>
        <table:table-row table:style-name="ro1">
          <table:table-cell office:value-type="string">
            <text:p>180.DlgSpellReplace.lblChangeTo.Label</text:p>
          </table:table-cell>
          <table:table-cell office:value-type="string">
            <text:p>Change To:</text:p>
          </table:table-cell>
          <table:table-cell table:style-name="ce3" office:value-type="string">
            <text:p>Change To:</text:p>
          </table:table-cell>
          <table:table-cell office:value-type="string">
            <text:p>Cambiar a:</text:p>
          </table:table-cell>
          <table:table-cell table:style-name="ce3" office:value-type="string">
            <text:p>Change To:</text:p>
          </table:table-cell>
        </table:table-row>
        <table:table-row table:style-name="ro1">
          <table:table-cell office:value-type="string">
            <text:p>192.DlgSpellSearch.optCharStyle.Label</text:p>
          </table:table-cell>
          <table:table-cell table:number-columns-repeated="2" office:value-type="string">
            <text:p>Character Style:</text:p>
          </table:table-cell>
          <table:table-cell office:value-type="string">
            <text:p>Estilo de carácter:</text:p>
          </table:table-cell>
          <table:table-cell office:value-type="string">
            <text:p>Style de caract\u00e8re :</text:p>
          </table:table-cell>
        </table:table-row>
        <table:table-row table:style-name="ro1">
          <table:table-cell office:value-type="string">
            <text:p>70.DlgDataConversion.optScopeCharStyle.Label</text:p>
          </table:table-cell>
          <table:table-cell office:value-type="string">
            <text:p>&amp;amp;327.DlgDataConversion.optScopeCharStyle.Label</text:p>
          </table:table-cell>
          <table:table-cell office:value-type="string">
            <text:p>Character Style:</text:p>
          </table:table-cell>
          <table:table-cell office:value-type="string">
            <text:p>Estilo de carácter:</text:p>
          </table:table-cell>
          <table:table-cell office:value-type="string">
            <text:p>Style de caract\u00e8re :</text:p>
          </table:table-cell>
        </table:table-row>
        <table:table-row table:style-name="ro1">
          <table:table-cell office:value-type="string">
            <text:p>79.DlgDataConversion.optTargetCharStyle.Label</text:p>
          </table:table-cell>
          <table:table-cell office:value-type="string">
            <text:p>&amp;amp;255.DlgDataConversion.optTargetCharStyle.Label</text:p>
          </table:table-cell>
          <table:table-cell office:value-type="string">
            <text:p>Character Style:</text:p>
          </table:table-cell>
          <table:table-cell office:value-type="string">
            <text:p>Estilo de carácter:</text:p>
          </table:table-cell>
          <table:table-cell office:value-type="string">
            <text:p>Style de caract\u00e8re :</text:p>
          </table:table-cell>
        </table:table-row>
        <table:table-row table:style-name="ro1">
          <table:table-cell office:value-type="string">
            <text:p>260.DlgWordListFile.lblCharStyle.Label</text:p>
          </table:table-cell>
          <table:table-cell table:number-columns-repeated="2" office:value-type="string">
            <text:p>Character Style:</text:p>
          </table:table-cell>
          <table:table-cell office:value-type="string">
            <text:p>Estilo de carácter:</text:p>
          </table:table-cell>
          <table:table-cell office:value-type="string">
            <text:p>Style de caract\u00e8re :</text:p>
          </table:table-cell>
        </table:table-row>
        <table:table-row table:style-name="ro1">
          <table:table-cell office:value-type="string">
            <text:p>231.DlgSpellingAdjustments.lblCompList.Label</text:p>
          </table:table-cell>
          <table:table-cell office:value-type="string">
            <text:p>Characters to compare:</text:p>
          </table:table-cell>
          <table:table-cell table:style-name="ce3" office:value-type="string">
            <text:p>Characters to compare:</text:p>
          </table:table-cell>
          <table:table-cell table:number-columns-repeated="2" office:value-type="string">
            <text:p>Caracteres para comparar:</text:p>
          </table:table-cell>
        </table:table-row>
        <table:table-row table:style-name="ro1">
          <table:table-cell office:value-type="string">
            <text:p>152.DlgScriptPractice.lblCharset.Label</text:p>
          </table:table-cell>
          <table:table-cell office:value-type="string">
            <text:p>&amp;amp;366.DlgScriptPractice.lblCharset.Label</text:p>
          </table:table-cell>
          <table:table-cell office:value-type="string">
            <text:p>Characters to use</text:p>
          </table:table-cell>
          <table:table-cell office:value-type="string">
            <text:p>Caracteres a usar</text:p>
          </table:table-cell>
          <table:table-cell office:value-type="string">
            <text:p>Caract\u00e8res \u00e0 utiliser</text:p>
          </table:table-cell>
        </table:table-row>
        <table:table-row table:style-name="ro1">
          <table:table-cell office:value-type="string">
            <text:p>162.DlgScriptPractice.optCheckAtLastChar.Label</text:p>
          </table:table-cell>
          <table:table-cell office:value-type="string">
            <text:p>&amp;amp;394.DlgScriptPractice.optCheckAtLastChar.Label</text:p>
          </table:table-cell>
          <table:table-cell office:value-type="string">
            <text:p>Check answer immediately.</text:p>
          </table:table-cell>
          <table:table-cell office:value-type="string">
            <text:p>Comprobar la respuesta de inmediato.</text:p>
          </table:table-cell>
          <table:table-cell office:value-type="string">
            <text:p>V\u00e9rifier r\u00e9ponse tout de suite</text:p>
          </table:table-cell>
        </table:table-row>
        <table:table-row table:style-name="ro1">
          <table:table-cell office:value-type="string">
            <text:p>220.DlgSpellingAdjustments.btnCompare.Label</text:p>
          </table:table-cell>
          <table:table-cell table:number-columns-repeated="2" office:value-type="string">
            <text:p>Check Word List</text:p>
          </table:table-cell>
          <table:table-cell office:value-type="string">
            <text:p>Comprobar la lista de palabras</text:p>
          </table:table-cell>
          <table:table-cell table:style-name="ce2" office:value-type="string">
            <text:p>Check Word List</text:p>
          </table:table-cell>
        </table:table-row>
        <table:table-row table:style-name="ro1">
          <table:table-cell office:value-type="string">
            <text:p>204.DlgSpellStep.btnClose.Label</text:p>
          </table:table-cell>
          <table:table-cell table:number-columns-repeated="2" office:value-type="string">
            <text:p>Close</text:p>
          </table:table-cell>
          <table:table-cell office:value-type="string">
            <text:p>Cerr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219.DlgSpellingAdjustments.btnClose.Label</text:p>
          </table:table-cell>
          <table:table-cell table:number-columns-repeated="2" office:value-type="string">
            <text:p>Close</text:p>
          </table:table-cell>
          <table:table-cell office:value-type="string">
            <text:p>Cerr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177.DlgSpellReplace.btnClose.Label</text:p>
          </table:table-cell>
          <table:table-cell table:number-columns-repeated="2" office:value-type="string">
            <text:p>Close</text:p>
          </table:table-cell>
          <table:table-cell office:value-type="string">
            <text:p>Cerr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3.DlgAbbreviations.BtnClose.Label</text:p>
          </table:table-cell>
          <table:table-cell office:value-type="string">
            <text:p>&amp;amp;22.DlgAbbreviations.BtnClose.Label</text:p>
          </table:table-cell>
          <table:table-cell office:value-type="string">
            <text:p>Close</text:p>
          </table:table-cell>
          <table:table-cell office:value-type="string">
            <text:p>Cerr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90.DlgExGrab.BtnClose.Label</text:p>
          </table:table-cell>
          <table:table-cell office:value-type="string">
            <text:p>&amp;amp;280.DlgExGrab.BtnClose.Label</text:p>
          </table:table-cell>
          <table:table-cell office:value-type="string">
            <text:p>Close</text:p>
          </table:table-cell>
          <table:table-cell office:value-type="string">
            <text:p>Cerr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143.DlgScriptPractice.btnExit.Label</text:p>
          </table:table-cell>
          <table:table-cell office:value-type="string">
            <text:p>&amp;amp;356.DlgScriptPractice.btnExit.Label</text:p>
          </table:table-cell>
          <table:table-cell office:value-type="string">
            <text:p>Close</text:p>
          </table:table-cell>
          <table:table-cell office:value-type="string">
            <text:p>Cerr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239.DlgWordList.btnClose.Label</text:p>
          </table:table-cell>
          <table:table-cell table:number-columns-repeated="2" office:value-type="string">
            <text:p>Close</text:p>
          </table:table-cell>
          <table:table-cell office:value-type="string">
            <text:p>Cerr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58.DlgDataConversion.BtnOK.Label</text:p>
          </table:table-cell>
          <table:table-cell office:value-type="string">
            <text:p>&amp;amp;96.DlgDataConversion.BtnOK.Label</text:p>
          </table:table-cell>
          <table:table-cell office:value-type="string">
            <text:p>Close and Convert</text:p>
          </table:table-cell>
          <table:table-cell office:value-type="string">
            <text:p>Cerrar y Convertir</text:p>
          </table:table-cell>
          <table:table-cell office:value-type="string">
            <text:p>Fermer et convertir</text:p>
          </table:table-cell>
        </table:table-row>
        <table:table-row table:style-name="ro1">
          <table:table-cell office:value-type="string">
            <text:p>121.DlgGrammarSettings.lblNumColWidth.Label</text:p>
          </table:table-cell>
          <table:table-cell office:value-type="string">
            <text:p>&amp;amp;171.DlgGrammarSettings.lblNumColWidth.Label</text:p>
          </table:table-cell>
          <table:table-cell office:value-type="string">
            <text:p>Column Width</text:p>
          </table:table-cell>
          <table:table-cell office:value-type="string">
            <text:p>Ancho de columna</text:p>
          </table:table-cell>
          <table:table-cell office:value-type="string">
            <text:p>Largeur de col.</text:p>
          </table:table-cell>
        </table:table-row>
        <table:table-row table:style-name="ro1">
          <table:table-cell office:value-type="string">
            <text:p>195.DlgSpellSearch.optFontTypeCTL.Label</text:p>
          </table:table-cell>
          <table:table-cell table:number-columns-repeated="2" office:value-type="string">
            <text:p>Complex</text:p>
          </table:table-cell>
          <table:table-cell office:value-type="string">
            <text:p>Complejo</text:p>
          </table:table-cell>
          <table:table-cell table:style-name="ce2" office:value-type="string">
            <text:p>Complex</text:p>
          </table:table-cell>
        </table:table-row>
        <table:table-row table:style-name="ro1">
          <table:table-cell office:value-type="string">
            <text:p>267.DlgWordListFile.optFontCTL.Label</text:p>
          </table:table-cell>
          <table:table-cell table:number-columns-repeated="2" office:value-type="string">
            <text:p>Complex</text:p>
          </table:table-cell>
          <table:table-cell office:value-type="string">
            <text:p>Complejo</text:p>
          </table:table-cell>
          <table:table-cell table:style-name="ce2" office:value-type="string">
            <text:p>Complex</text:p>
          </table:table-cell>
        </table:table-row>
        <table:table-row table:style-name="ro1">
          <table:table-cell office:value-type="string">
            <text:p>73.DlgDataConversion.optScopeFontCTL.Label</text:p>
          </table:table-cell>
          <table:table-cell table:number-columns-repeated="2" office:value-type="string">
            <text:p>Complex</text:p>
          </table:table-cell>
          <table:table-cell office:value-type="string">
            <text:p>Complejo</text:p>
          </table:table-cell>
          <table:table-cell table:style-name="ce2" office:value-type="string">
            <text:p>Complex</text:p>
          </table:table-cell>
        </table:table-row>
        <table:table-row table:style-name="ro1">
          <table:table-cell office:value-type="string">
            <text:p>81.DlgDataConversion.optTargetFontCTL.Label</text:p>
          </table:table-cell>
          <table:table-cell table:number-columns-repeated="2" office:value-type="string">
            <text:p>Complex</text:p>
          </table:table-cell>
          <table:table-cell office:value-type="string">
            <text:p>Complejo</text:p>
          </table:table-cell>
          <table:table-cell table:style-name="ce2" office:value-type="string">
            <text:p>Complex</text:p>
          </table:table-cell>
        </table:table-row>
        <table:table-row table:style-name="ro1">
          <table:table-cell office:value-type="string">
            <text:p>208.DlgSpellStep.lblConverted.Label</text:p>
          </table:table-cell>
          <table:table-cell office:value-type="string">
            <text:p>Converted:</text:p>
          </table:table-cell>
          <table:table-cell table:style-name="ce3" office:value-type="string">
            <text:p>Converted:</text:p>
          </table:table-cell>
          <table:table-cell office:value-type="string">
            <text:p>Convertida:</text:p>
          </table:table-cell>
          <table:table-cell table:style-name="ce3" office:value-type="string">
            <text:p>Converted:</text:p>
          </table:table-cell>
        </table:table-row>
        <table:table-row table:style-name="ro1">
          <table:table-cell office:value-type="string">
            <text:p>35.DlgApplyConverter.lblConverterName.Label</text:p>
          </table:table-cell>
          <table:table-cell table:number-columns-repeated="2" office:value-type="string">
            <text:p>Converter name (SIL Converters must be installed.)</text:p>
          </table:table-cell>
          <table:table-cell office:value-type="string">
            <text:p>Nombre del Converter (SIL Converters debe estar instalado.)</text:p>
          </table:table-cell>
          <table:table-cell office:value-type="string">
            <text:p>Nom de convertisseur (installation de \u00abSIL Converters\u00bb exig\u00e9e)</text:p>
          </table:table-cell>
        </table:table-row>
        <table:table-row table:style-name="ro1">
          <table:table-cell office:value-type="string">
            <text:p>61.DlgDataConversion.LabelSEC.Label</text:p>
          </table:table-cell>
          <table:table-cell office:value-type="string">
            <text:p>&amp;amp;68.DlgDataConversion.Label2.Label</text:p>
          </table:table-cell>
          <table:table-cell office:value-type="string">
            <text:p>Converter name (SIL Converters must be installed.)</text:p>
          </table:table-cell>
          <table:table-cell office:value-type="string">
            <text:p>Nombre del Converter (SIL Converters debe estar instalado.)</text:p>
          </table:table-cell>
          <table:table-cell office:value-type="string">
            <text:p>Nom de convertisseur (installation de \u00abSIL Converters\u00bb exig\u00e9e)</text:p>
          </table:table-cell>
        </table:table-row>
        <table:table-row table:style-name="ro1">
          <table:table-cell office:value-type="string">
            <text:p>207.DlgSpellStep.chkIsCorrect.Label</text:p>
          </table:table-cell>
          <table:table-cell table:number-columns-repeated="2" office:value-type="string">
            <text:p>Correct?</text:p>
          </table:table-cell>
          <table:table-cell office:value-type="string">
            <text:p>¿Es correcto?</text:p>
          </table:table-cell>
          <table:table-cell table:style-name="ce2" office:value-type="string">
            <text:p>Correct?</text:p>
          </table:table-cell>
        </table:table-row>
        <table:table-row table:style-name="ro1">
          <table:table-cell office:value-type="string">
            <text:p>210.DlgSpellStep.lblCorrection.Label</text:p>
          </table:table-cell>
          <table:table-cell office:value-type="string">
            <text:p>Correction:</text:p>
          </table:table-cell>
          <table:table-cell table:style-name="ce3" office:value-type="string">
            <text:p>Correction:</text:p>
          </table:table-cell>
          <table:table-cell office:value-type="string">
            <text:p>Corrección:</text:p>
          </table:table-cell>
          <table:table-cell table:style-name="ce3" office:value-type="string">
            <text:p>Correction:</text:p>
          </table:table-cell>
        </table:table-row>
        <table:table-row table:style-name="ro1">
          <table:table-cell office:value-type="string">
            <text:p>251.DlgWordListFile.btnCurrentDoc.Label</text:p>
          </table:table-cell>
          <table:table-cell office:value-type="string">
            <text:p>&amp;amp;1107.DlgWordListFile.btnCurrentDoc.Label</text:p>
          </table:table-cell>
          <table:table-cell office:value-type="string">
            <text:p>Current Document</text:p>
          </table:table-cell>
          <table:table-cell office:value-type="string">
            <text:p>Documento actual</text:p>
          </table:table-cell>
          <table:table-cell table:style-name="ce2" office:value-type="string">
            <text:p>Current Document</text:p>
          </table:table-cell>
        </table:table-row>
        <table:table-row table:style-name="ro1">
          <table:table-cell office:value-type="string">
            <text:p>77.DlgDataConversion.optScopeSelection.Label</text:p>
          </table:table-cell>
          <table:table-cell office:value-type="string">
            <text:p>&amp;amp;74.DlgDataConversion.optScopeSelection.Label</text:p>
          </table:table-cell>
          <table:table-cell office:value-type="string">
            <text:p>Current selection</text:p>
          </table:table-cell>
          <table:table-cell office:value-type="string">
            <text:p>Selecci\u00f3n actual</text:p>
          </table:table-cell>
          <table:table-cell office:value-type="string">
            <text:p>S\u00e9lection actuelle</text:p>
          </table:table-cell>
        </table:table-row>
        <table:table-row table:style-name="ro1">
          <table:table-cell office:value-type="string">
            <text:p>55.DlgDataConversion.Title</text:p>
          </table:table-cell>
          <table:table-cell office:value-type="string">
            <text:p>&amp;amp;64.DlgDataConversion.Title</text:p>
          </table:table-cell>
          <table:table-cell office:value-type="string">
            <text:p>Data Conversion</text:p>
          </table:table-cell>
          <table:table-cell office:value-type="string">
            <text:p>Conversi\u00f3n de datos</text:p>
          </table:table-cell>
          <table:table-cell office:value-type="string">
            <text:p>Conversion des donn\u00e9es</text:p>
          </table:table-cell>
        </table:table-row>
        <table:table-row table:style-name="ro1">
          <table:table-cell office:value-type="string">
            <text:p>4.DlgAbbreviations.BtnDeleteAbbrev.Label</text:p>
          </table:table-cell>
          <table:table-cell office:value-type="string">
            <text:p>&amp;amp;30.DlgAbbreviations.BtnDeleteAbbrev.Label</text:p>
          </table:table-cell>
          <table:table-cell office:value-type="string">
            <text:p>Delete</text:p>
          </table:table-cell>
          <table:table-cell office:value-type="string">
            <text:p>Eliminar</text:p>
          </table:table-cell>
          <table:table-cell office:value-type="string">
            <text:p>Supprimer</text:p>
          </table:table-cell>
        </table:table-row>
        <table:table-row table:style-name="ro1">
          <table:table-cell office:value-type="string">
            <text:p>31.DlgApplyConverter.btnConvert.Label</text:p>
          </table:table-cell>
          <table:table-cell table:number-columns-repeated="2" office:value-type="string">
            <text:p>Do Conversion</text:p>
          </table:table-cell>
          <table:table-cell office:value-type="string">
            <text:p>Hacer la conversión</text:p>
          </table:table-cell>
          <table:table-cell table:style-name="ce2" office:value-type="string">
            <text:p>Do Conversion</text:p>
          </table:table-cell>
        </table:table-row>
        <table:table-row table:style-name="ro1">
          <table:table-cell office:value-type="string">
            <text:p>84.DlgDataConversion.optTargetNoChange.Label</text:p>
          </table:table-cell>
          <table:table-cell office:value-type="string">
            <text:p>&amp;amp;88.DlgDataConversion.optTargetNoChange.Label</text:p>
          </table:table-cell>
          <table:table-cell office:value-type="string">
            <text:p>Do not change style or font</text:p>
          </table:table-cell>
          <table:table-cell office:value-type="string">
            <text:p>No cambiar el estilo o la fuente</text:p>
          </table:table-cell>
          <table:table-cell office:value-type="string">
            <text:p>Ne pas changer style ou police</text:p>
          </table:table-cell>
        </table:table-row>
        <table:table-row table:style-name="ro1">
          <table:table-cell office:value-type="string">
            <text:p>39.DlgApplyConverter.txtTargetColumn.Label</text:p>
          </table:table-cell>
          <table:table-cell table:number-columns-repeated="2" office:value-type="string">
            <text:p>F</text:p>
          </table:table-cell>
          <table:table-cell table:number-columns-repeated="2" table:style-name="ce2" office:value-type="string">
            <text:p>F</text:p>
          </table:table-cell>
        </table:table-row>
        <table:table-row table:style-name="ro1">
          <table:table-cell office:value-type="string">
            <text:p>258.DlgWordListFile.lblAddField.Label</text:p>
          </table:table-cell>
          <table:table-cell table:number-columns-repeated="2" office:value-type="string">
            <text:p>Field / Part:</text:p>
          </table:table-cell>
          <table:table-cell office:value-type="string">
            <text:p>Campo / Parte:</text:p>
          </table:table-cell>
          <table:table-cell table:style-name="ce2" office:value-type="string">
            <text:p>Field / Part:</text:p>
          </table:table-cell>
        </table:table-row>
        <table:table-row table:style-name="ro1">
          <table:table-cell office:value-type="string">
            <text:p>269.DlgWordListFile.Title</text:p>
          </table:table-cell>
          <table:table-cell office:value-type="string">
            <text:p>&amp;amp;452.DlgWordListFile.Title</text:p>
          </table:table-cell>
          <table:table-cell office:value-type="string">
            <text:p>File Settings</text:p>
          </table:table-cell>
          <table:table-cell office:value-type="string">
            <text:p>Configuración del archivo</text:p>
          </table:table-cell>
          <table:table-cell table:style-name="ce2" office:value-type="string">
            <text:p>File Settings</text:p>
          </table:table-cell>
        </table:table-row>
        <table:table-row table:style-name="ro1">
          <table:table-cell office:value-type="string">
            <text:p>248.DlgWordListFile.LabelFiles.Label</text:p>
          </table:table-cell>
          <table:table-cell table:number-columns-repeated="2" office:value-type="string">
            <text:p>File to read</text:p>
          </table:table-cell>
          <table:table-cell office:value-type="string">
            <text:p>Archivo para leer</text:p>
          </table:table-cell>
          <table:table-cell table:style-name="ce2" office:value-type="string">
            <text:p>File to read</text:p>
          </table:table-cell>
        </table:table-row>
        <table:table-row table:style-name="ro1">
          <table:table-cell office:value-type="string">
            <text:p>144.DlgScriptPractice.btnFiles.Label</text:p>
          </table:table-cell>
          <table:table-cell table:number-columns-repeated="2" office:value-type="string">
            <text:p>Files...</text:p>
          </table:table-cell>
          <table:table-cell table:style-name="ce2" office:value-type="string">
            <text:p>Archivos...</text:p>
          </table:table-cell>
          <table:table-cell table:style-name="ce2" office:value-type="string">
            <text:p>Files...</text:p>
          </table:table-cell>
        </table:table-row>
        <table:table-row table:style-name="ro1">
          <table:table-cell office:value-type="string">
            <text:p>91.DlgExGrab.BtnFindNext.Label</text:p>
          </table:table-cell>
          <table:table-cell office:value-type="string">
            <text:p>&amp;amp;268.DlgExGrab.BtnFindNext.Label</text:p>
          </table:table-cell>
          <table:table-cell office:value-type="string">
            <text:p>Find Next</text:p>
          </table:table-cell>
          <table:table-cell office:value-type="string">
            <text:p>Buscar siguiente</text:p>
          </table:table-cell>
          <table:table-cell office:value-type="string">
            <text:p>R\u00e9f\u00e9rence suivante</text:p>
          </table:table-cell>
        </table:table-row>
        <table:table-row table:style-name="ro1">
          <table:table-cell office:value-type="string">
            <text:p>193.DlgSpellSearch.optFont.Label</text:p>
          </table:table-cell>
          <table:table-cell table:number-columns-repeated="2" office:value-type="string">
            <text:p>Font (not including styles)</text:p>
          </table:table-cell>
          <table:table-cell office:value-type="string">
            <text:p>Fuente (estilos no incluidos):</text:p>
          </table:table-cell>
          <table:table-cell office:value-type="string">
            <text:p>Police - sans compter les styles :</text:p>
          </table:table-cell>
        </table:table-row>
        <table:table-row table:style-name="ro1">
          <table:table-cell office:value-type="string">
            <text:p>262.DlgWordListFile.lblFont.Label</text:p>
          </table:table-cell>
          <table:table-cell table:number-columns-repeated="2" office:value-type="string">
            <text:p>Font (not including styles):</text:p>
          </table:table-cell>
          <table:table-cell office:value-type="string">
            <text:p>Fuente (estilos no incluidos):</text:p>
          </table:table-cell>
          <table:table-cell office:value-type="string">
            <text:p>Police - sans compter les styles :</text:p>
          </table:table-cell>
        </table:table-row>
        <table:table-row table:style-name="ro1">
          <table:table-cell office:value-type="string">
            <text:p>71.DlgDataConversion.optScopeFont.Label</text:p>
          </table:table-cell>
          <table:table-cell office:value-type="string">
            <text:p>&amp;amp;78.DlgDataConversion.optScopeFont.Label</text:p>
          </table:table-cell>
          <table:table-cell office:value-type="string">
            <text:p>Font (not including styles):</text:p>
          </table:table-cell>
          <table:table-cell office:value-type="string">
            <text:p>Fuente (estilos no incluidos):</text:p>
          </table:table-cell>
          <table:table-cell office:value-type="string">
            <text:p>Police - sans compter les styles :</text:p>
          </table:table-cell>
        </table:table-row>
        <table:table-row table:style-name="ro1">
          <table:table-cell office:value-type="string">
            <text:p>69.DlgDataConversion.lblStyleFont.Label</text:p>
          </table:table-cell>
          <table:table-cell office:value-type="string">
            <text:p>&amp;amp;306.DlgDataConversion.lblStyleFont.Label</text:p>
          </table:table-cell>
          <table:table-cell office:value-type="string">
            <text:p>Font for the style:</text:p>
          </table:table-cell>
          <table:table-cell office:value-type="string">
            <text:p>Fuente para el estilo:</text:p>
          </table:table-cell>
          <table:table-cell office:value-type="string">
            <text:p>Police pour le style :</text:p>
          </table:table-cell>
        </table:table-row>
        <table:table-row table:style-name="ro1">
          <table:table-cell office:value-type="string">
            <text:p>232.DlgSpellingAdjustments.lblFont.Label</text:p>
          </table:table-cell>
          <table:table-cell office:value-type="string">
            <text:p>Font:</text:p>
          </table:table-cell>
          <table:table-cell table:style-name="ce3" office:value-type="string">
            <text:p>Font:</text:p>
          </table:table-cell>
          <table:table-cell office:value-type="string">
            <text:p>Fuente:</text:p>
          </table:table-cell>
          <table:table-cell office:value-type="string">
            <text:p>Police:</text:p>
          </table:table-cell>
        </table:table-row>
        <table:table-row table:style-name="ro1">
          <table:table-cell office:value-type="string">
            <text:p>136.DlgScriptPractice.LabelFont.Label</text:p>
          </table:table-cell>
          <table:table-cell office:value-type="string">
            <text:p>&amp;amp;338.DlgScriptPractice.Label1.Label</text:p>
          </table:table-cell>
          <table:table-cell office:value-type="string">
            <text:p>Font:</text:p>
          </table:table-cell>
          <table:table-cell office:value-type="string">
            <text:p>Fuente:</text:p>
          </table:table-cell>
          <table:table-cell office:value-type="string">
            <text:p>Police:</text:p>
          </table:table-cell>
        </table:table-row>
        <table:table-row table:style-name="ro1">
          <table:table-cell office:value-type="string">
            <text:p>181.DlgSpellReplace.lblFound.Label</text:p>
          </table:table-cell>
          <table:table-cell table:number-columns-repeated="2" office:value-type="string">
            <text:p>Found:</text:p>
          </table:table-cell>
          <table:table-cell office:value-type="string">
            <text:p>Encontrado:</text:p>
          </table:table-cell>
          <table:table-cell table:style-name="ce2" office:value-type="string">
            <text:p>Found:</text:p>
          </table:table-cell>
        </table:table-row>
        <table:table-row table:style-name="ro1">
          <table:table-cell office:value-type="string">
            <text:p>109.DlgGrammarSettings.OptionMethodFrames.Label</text:p>
          </table:table-cell>
          <table:table-cell office:value-type="string">
            <text:p>&amp;amp;145.DlgGrammarSettings.OptionMethodFrames.Label</text:p>
          </table:table-cell>
          <table:table-cell office:value-type="string">
            <text:p>Frames</text:p>
          </table:table-cell>
          <table:table-cell office:value-type="string">
            <text:p>Marcos</text:p>
          </table:table-cell>
          <table:table-cell office:value-type="string">
            <text:p>Cadres</text:p>
          </table:table-cell>
        </table:table-row>
        <table:table-row table:style-name="ro1">
          <table:table-cell office:value-type="string">
            <text:p>50.DlgChangerMaker.optSFM_CCT.Label</text:p>
          </table:table-cell>
          <table:table-cell office:value-type="string">
            <text:p>&amp;amp;1053.DlgChangerMaker.optSFM_CCT.Label</text:p>
          </table:table-cell>
          <table:table-cell office:value-type="string">
            <text:p>Full CC Table to run on a Standard Format file</text:p>
          </table:table-cell>
          <table:table-cell office:value-type="string">
            <text:p>Archivo de CC para para ejecutarse en un archivo de formato estándar</text:p>
          </table:table-cell>
          <table:table-cell table:style-name="ce2" office:value-type="string">
            <text:p>Full CC Table to run on a Standard Format file</text:p>
          </table:table-cell>
        </table:table-row>
        <table:table-row table:style-name="ro1">
          <table:table-cell office:value-type="string">
            <text:p>17.DlgAbbreviations.LblFullName.Label</text:p>
          </table:table-cell>
          <table:table-cell office:value-type="string">
            <text:p>&amp;amp;240.DlgAbbreviations.LblFullName.Label</text:p>
          </table:table-cell>
          <table:table-cell office:value-type="string">
            <text:p>Full name</text:p>
          </table:table-cell>
          <table:table-cell office:value-type="string">
            <text:p>Nombre completo</text:p>
          </table:table-cell>
          <table:table-cell office:value-type="string">
            <text:p>Nom complet</text:p>
          </table:table-cell>
        </table:table-row>
        <table:table-row table:style-name="ro1">
          <table:table-cell office:value-type="string">
            <text:p>225.DlgSpellingAdjustments.chkGeminates.Label</text:p>
          </table:table-cell>
          <table:table-cell table:number-columns-repeated="2" office:value-type="string">
            <text:p>Geminate Consonants</text:p>
          </table:table-cell>
          <table:table-cell office:value-type="string">
            <text:p>Consonantes geminadas</text:p>
          </table:table-cell>
          <table:table-cell table:style-name="ce2" office:value-type="string">
            <text:p>Geminate Consonants</text:p>
          </table:table-cell>
        </table:table-row>
        <table:table-row table:style-name="ro1">
          <table:table-cell office:value-type="string">
            <text:p>164.DlgScriptPractice.optGenerate.Label</text:p>
          </table:table-cell>
          <table:table-cell office:value-type="string">
            <text:p>&amp;amp;346.DlgScriptPractice.optGenerate.Label</text:p>
          </table:table-cell>
          <table:table-cell office:value-type="string">
            <text:p>Generate Random Words</text:p>
          </table:table-cell>
          <table:table-cell office:value-type="string">
            <text:p>Generar palabras al azar</text:p>
          </table:table-cell>
          <table:table-cell office:value-type="string">
            <text:p>Cr\u00e9er mots au hasard</text:p>
          </table:table-cell>
        </table:table-row>
        <table:table-row table:style-name="ro1">
          <table:table-cell office:value-type="string">
            <text:p>89.DlgExGrab.Title</text:p>
          </table:table-cell>
          <table:table-cell office:value-type="string">
            <text:p>&amp;amp;264.DlgExGrab.Title</text:p>
          </table:table-cell>
          <table:table-cell office:value-type="string">
            <text:p>Get Interlinear Grammar Examples</text:p>
          </table:table-cell>
          <table:table-cell office:value-type="string">
            <text:p>Obtener ejemplos de gram\u00e1tica</text:p>
          </table:table-cell>
          <table:table-cell office:value-type="string">
            <text:p>Obtenir des exemples de grammaire</text:p>
          </table:table-cell>
        </table:table-row>
        <table:table-row table:style-name="ro1">
          <table:table-cell office:value-type="string">
            <text:p>206.DlgSpellStep.chkGiveSuggestions.Label</text:p>
          </table:table-cell>
          <table:table-cell table:number-columns-repeated="2" office:value-type="string">
            <text:p>Give Other Suggestions</text:p>
          </table:table-cell>
          <table:table-cell office:value-type="string">
            <text:p>Dar otras sugerencias</text:p>
          </table:table-cell>
          <table:table-cell table:style-name="ce2" office:value-type="string">
            <text:p>Give Other Suggestions</text:p>
          </table:table-cell>
        </table:table-row>
        <table:table-row table:style-name="ro1">
          <table:table-cell office:value-type="string">
            <text:p>149.DlgScriptPractice.btnSwitch.Label</text:p>
          </table:table-cell>
          <table:table-cell office:value-type="string">
            <text:p>&amp;amp;342.DlgScriptPractice.btnSwitch.Label</text:p>
          </table:table-cell>
          <table:table-cell office:value-type="string">
            <text:p>Go to Practice</text:p>
          </table:table-cell>
          <table:table-cell office:value-type="string">
            <text:p>Ir a la pr\u00e1ctica</text:p>
          </table:table-cell>
          <table:table-cell office:value-type="string">
            <text:p>Atteindre exercices</text:p>
          </table:table-cell>
        </table:table-row>
        <table:table-row table:style-name="ro1">
          <table:table-cell office:value-type="string">
            <text:p>99.DlgGrammarSettings.Title</text:p>
          </table:table-cell>
          <table:table-cell office:value-type="string">
            <text:p>&amp;amp;128.DlgGrammarSettings.Title</text:p>
          </table:table-cell>
          <table:table-cell office:value-type="string">
            <text:p>Grammar Settings</text:p>
          </table:table-cell>
          <table:table-cell office:value-type="string">
            <text:p>Configuraci\u00f3n de gram\u00e1tica</text:p>
          </table:table-cell>
          <table:table-cell office:value-type="string">
            <text:p>Configuration de grammaire</text:p>
          </table:table-cell>
        </table:table-row>
        <table:table-row table:style-name="ro1">
          <table:table-cell office:value-type="string">
            <text:p>179.DlgSpellReplace.btnIgnoreAll.Label</text:p>
          </table:table-cell>
          <table:table-cell table:number-columns-repeated="2" office:value-type="string">
            <text:p>Ignore All</text:p>
          </table:table-cell>
          <table:table-cell table:number-columns-repeated="2" office:value-type="string">
            <text:p>CommandButton2</text:p>
          </table:table-cell>
        </table:table-row>
        <table:table-row table:style-name="ro1">
          <table:table-cell office:value-type="string">
            <text:p>255.DlgWordListFile.checkBoxIncludeMisspelledWords.Label</text:p>
          </table:table-cell>
          <table:table-cell table:number-columns-repeated="2" office:value-type="string">
            <text:p>Include misspelled words (and mark as misspelled)</text:p>
          </table:table-cell>
          <table:table-cell office:value-type="string">
            <text:p>Incluir las palabras mal escritas (y marcar como mal escrita)</text:p>
          </table:table-cell>
          <table:table-cell table:style-name="ce2" office:value-type="string">
            <text:p>Include misspelled words (and mark as misspelled)</text:p>
          </table:table-cell>
        </table:table-row>
        <table:table-row table:style-name="ro1">
          <table:table-cell office:value-type="string">
            <text:p>6.DlgAbbreviations.BtnInsertList.Label</text:p>
          </table:table-cell>
          <table:table-cell office:value-type="string">
            <text:p>&amp;amp;24.DlgAbbreviations.BtnInsertList.Label</text:p>
          </table:table-cell>
          <table:table-cell office:value-type="string">
            <text:p>Insert List</text:p>
          </table:table-cell>
          <table:table-cell office:value-type="string">
            <text:p>Insertar Lista</text:p>
          </table:table-cell>
          <table:table-cell office:value-type="string">
            <text:p>Ins\u00e9rer la liste</text:p>
          </table:table-cell>
        </table:table-row>
        <table:table-row table:style-name="ro1">
          <table:table-cell office:value-type="string">
            <text:p>92.DlgExGrab.BtnInsertEx.Label</text:p>
          </table:table-cell>
          <table:table-cell office:value-type="string">
            <text:p>&amp;amp;278.DlgExGrab.BtnInsertEx.Label</text:p>
          </table:table-cell>
          <table:table-cell office:value-type="string">
            <text:p>Insert this Example</text:p>
          </table:table-cell>
          <table:table-cell office:value-type="string">
            <text:p>Insertar este ejemplo</text:p>
          </table:table-cell>
          <table:table-cell office:value-type="string">
            <text:p>\nIns\u00e9rer cet exemple</text:p>
          </table:table-cell>
        </table:table-row>
        <table:table-row table:style-name="ro1">
          <table:table-cell office:value-type="string">
            <text:p>233.DlgSpellingAdjustments.lblKnownFonts.Label</text:p>
          </table:table-cell>
          <table:table-cell office:value-type="string">
            <text:p>Known fonts for script:</text:p>
          </table:table-cell>
          <table:table-cell table:style-name="ce3" office:value-type="string">
            <text:p>Known fonts for script:</text:p>
          </table:table-cell>
          <table:table-cell office:value-type="string">
            <text:p>Fuentes conocidos por script:</text:p>
          </table:table-cell>
          <table:table-cell office:value-type="string">
            <text:p>Polices connues pour cette \u00e9criture:</text:p>
          </table:table-cell>
        </table:table-row>
        <table:table-row table:style-name="ro1">
          <table:table-cell office:value-type="string">
            <text:p>157.DlgScriptPractice.lblKnownFonts.Label</text:p>
          </table:table-cell>
          <table:table-cell office:value-type="string">
            <text:p>&amp;amp;427.DlgScriptPractice.lblKnownFonts.Label</text:p>
          </table:table-cell>
          <table:table-cell table:style-name="ce3" office:value-type="string">
            <text:p>Known fonts for script:</text:p>
          </table:table-cell>
          <table:table-cell office:value-type="string">
            <text:p>Fuentes conocidos por script:</text:p>
          </table:table-cell>
          <table:table-cell office:value-type="string">
            <text:p>Polices connues pour cette \u00e9criture:</text:p>
          </table:table-cell>
        </table:table-row>
        <table:table-row table:style-name="ro1">
          <table:table-cell office:value-type="string">
            <text:p>197.DlgSpellSearch.optLanguage.Label</text:p>
          </table:table-cell>
          <table:table-cell table:number-columns-repeated="2" office:value-type="string">
            <text:p>Language Setting</text:p>
          </table:table-cell>
          <table:table-cell office:value-type="string">
            <text:p>Configuración del idioma</text:p>
          </table:table-cell>
          <table:table-cell table:style-name="ce2" office:value-type="string">
            <text:p>Language Setting</text:p>
          </table:table-cell>
        </table:table-row>
        <table:table-row table:style-name="ro1">
          <table:table-cell office:value-type="string">
            <text:p>226.DlgSpellingAdjustments.chkLiquids.Label</text:p>
          </table:table-cell>
          <table:table-cell table:number-columns-repeated="2" office:value-type="string">
            <text:p>Liquids</text:p>
          </table:table-cell>
          <table:table-cell table:number-columns-repeated="2" office:value-type="string">
            <text:p>Líquidos</text:p>
          </table:table-cell>
        </table:table-row>
        <table:table-row table:style-name="ro1">
          <table:table-cell office:value-type="string">
            <text:p>0.DlgAbbreviations.Title</text:p>
          </table:table-cell>
          <table:table-cell office:value-type="string">
            <text:p>&amp;amp;1.DlgAbbreviations.Title</text:p>
          </table:table-cell>
          <table:table-cell office:value-type="string">
            <text:p>List of Grammatical Abbreviations</text:p>
          </table:table-cell>
          <table:table-cell office:value-type="string">
            <text:p>Lista de abreviaturas gramaticales</text:p>
          </table:table-cell>
          <table:table-cell office:value-type="string">
            <text:p>Liste des abr\u00e9viations grammaticales</text:p>
          </table:table-cell>
        </table:table-row>
        <table:table-row table:style-name="ro1">
          <table:table-cell office:value-type="string">
            <text:p>165.DlgScriptPractice.optWordlist.Label</text:p>
          </table:table-cell>
          <table:table-cell office:value-type="string">
            <text:p>&amp;amp;348.DlgScriptPractice.optWordlist.Label</text:p>
          </table:table-cell>
          <table:table-cell office:value-type="string">
            <text:p>Load word list</text:p>
          </table:table-cell>
          <table:table-cell office:value-type="string">
            <text:p>Cargar lista de palabras</text:p>
          </table:table-cell>
          <table:table-cell office:value-type="string">
            <text:p>Charger liste de mots</text:p>
          </table:table-cell>
        </table:table-row>
        <table:table-row table:style-name="ro1">
          <table:table-cell office:value-type="string">
            <text:p>16.DlgAbbreviations.LabelLook.Label</text:p>
          </table:table-cell>
          <table:table-cell office:value-type="string">
            <text:p>&amp;amp;48.DlgAbbreviations.Label7.Label</text:p>
          </table:table-cell>
          <table:table-cell office:value-type="string">
            <text:p>Look in Style:</text:p>
          </table:table-cell>
          <table:table-cell office:value-type="string">
            <text:p>Buscar en Estilo:</text:p>
          </table:table-cell>
          <table:table-cell office:value-type="string">
            <text:p>Dans ce style :</text:p>
          </table:table-cell>
        </table:table-row>
        <table:table-row table:style-name="ro1">
          <table:table-cell office:value-type="string">
            <text:p>40.DlgChangerMaker.Title</text:p>
          </table:table-cell>
          <table:table-cell office:value-type="string">
            <text:p>&amp;amp;1039.DlgChangerMaker.Title</text:p>
          </table:table-cell>
          <table:table-cell office:value-type="string">
            <text:p>Make Change File</text:p>
          </table:table-cell>
          <table:table-cell office:value-type="string">
            <text:p>Hacer archivo de cambios</text:p>
          </table:table-cell>
          <table:table-cell table:style-name="ce2" office:value-type="string">
            <text:p>Make Change File</text:p>
          </table:table-cell>
        </table:table-row>
        <table:table-row table:style-name="ro1">
          <table:table-cell office:value-type="string">
            <text:p>241.DlgWordList.btnMakeList.Label</text:p>
          </table:table-cell>
          <table:table-cell table:number-columns-repeated="2" office:value-type="string">
            <text:p>Make List</text:p>
          </table:table-cell>
          <table:table-cell office:value-type="string">
            <text:p>Crear una lista</text:p>
          </table:table-cell>
          <table:table-cell table:style-name="ce2" office:value-type="string">
            <text:p>Make List</text:p>
          </table:table-cell>
        </table:table-row>
        <table:table-row table:style-name="ro1">
          <table:table-cell office:value-type="string">
            <text:p>186.DlgSpellSearch.chkMatchCase.Label</text:p>
          </table:table-cell>
          <table:table-cell table:number-columns-repeated="2" office:value-type="string">
            <text:p>Match Case</text:p>
          </table:table-cell>
          <table:table-cell office:value-type="string">
            <text:p>Coincidir mayúsculas y minúsculas</text:p>
          </table:table-cell>
          <table:table-cell table:style-name="ce2" office:value-type="string">
            <text:p>Match Case</text:p>
          </table:table-cell>
        </table:table-row>
        <table:table-row table:style-name="ro1">
          <table:table-cell office:value-type="string">
            <text:p>15.DlgAbbreviations.LabelMaxLen.Label</text:p>
          </table:table-cell>
          <table:table-cell office:value-type="string">
            <text:p>&amp;amp;19.DlgAbbreviations.Label5.Label</text:p>
          </table:table-cell>
          <table:table-cell office:value-type="string">
            <text:p>Max length:</text:p>
          </table:table-cell>
          <table:table-cell office:value-type="string">
            <text:p>Longitud m\u00e1xima:</text:p>
          </table:table-cell>
          <table:table-cell office:value-type="string">
            <text:p>Long. max</text:p>
          </table:table-cell>
        </table:table-row>
        <table:table-row table:style-name="ro1">
          <table:table-cell office:value-type="string">
            <text:p>161.DlgScriptPractice.lblSyllableSize.Label</text:p>
          </table:table-cell>
          <table:table-cell office:value-type="string">
            <text:p>&amp;amp;406.DlgScriptPractice.lblSyllableSize.Label</text:p>
          </table:table-cell>
          <table:table-cell office:value-type="string">
            <text:p>Max. Syllable Size</text:p>
          </table:table-cell>
          <table:table-cell office:value-type="string">
            <text:p>Max. Tama\u00f1o de S\u00edlaba</text:p>
          </table:table-cell>
          <table:table-cell office:value-type="string">
            <text:p>Taille de syllable max.</text:p>
          </table:table-cell>
        </table:table-row>
        <table:table-row table:style-name="ro1">
          <table:table-cell office:value-type="string">
            <text:p>105.DlgGrammarSettings.ChkMorphLine.Label</text:p>
          </table:table-cell>
          <table:table-cell office:value-type="string">
            <text:p>&amp;amp;157.DlgGrammarSettings.ChkMorphLine.Label</text:p>
          </table:table-cell>
          <table:table-cell office:value-type="string">
            <text:p>Morphemes</text:p>
          </table:table-cell>
          <table:table-cell office:value-type="string">
            <text:p>Morfemas</text:p>
          </table:table-cell>
          <table:table-cell office:value-type="string">
            <text:p>Morph\u00e8mes</text:p>
          </table:table-cell>
        </table:table-row>
        <table:table-row table:style-name="ro1">
          <table:table-cell office:value-type="string">
            <text:p>115.DlgGrammarSettings.chkMorphemesSeparateCols.Label</text:p>
          </table:table-cell>
          <table:table-cell office:value-type="string">
            <text:p>&amp;amp;159.DlgGrammarSettings.chkMorphemesSeparateCols.Label</text:p>
          </table:table-cell>
          <table:table-cell office:value-type="string">
            <text:p>Morphemes in separate columns</text:p>
          </table:table-cell>
          <table:table-cell office:value-type="string">
            <text:p>Morfemas en columnas separadas</text:p>
          </table:table-cell>
          <table:table-cell office:value-type="string">
            <text:p>Morph\u00e8mes dans des colonnes \u00e0 part</text:p>
          </table:table-cell>
        </table:table-row>
        <table:table-row table:style-name="ro1">
          <table:table-cell office:value-type="string">
            <text:p>242.DlgWordList.btnMoveDown.Label</text:p>
          </table:table-cell>
          <table:table-cell table:number-columns-repeated="2" office:value-type="string">
            <text:p>Move Down</text:p>
          </table:table-cell>
          <table:table-cell office:value-type="string">
            <text:p>Bajar</text:p>
          </table:table-cell>
          <table:table-cell office:value-type="string">
            <text:p>CommandButton1</text:p>
          </table:table-cell>
        </table:table-row>
        <table:table-row table:style-name="ro1">
          <table:table-cell office:value-type="string">
            <text:p>119.DlgGrammarSettings.chkPOS_aboveGloss.Label</text:p>
          </table:table-cell>
          <table:table-cell office:value-type="string">
            <text:p>&amp;amp;237.DlgGrammarSettings.chkPOS_aboveGloss.Label</text:p>
          </table:table-cell>
          <table:table-cell office:value-type="string">
            <text:p>Move part of speech above gloss</text:p>
          </table:table-cell>
          <table:table-cell office:value-type="string">
            <text:p>Mover clase de palabra por encima de glosa</text:p>
          </table:table-cell>
          <table:table-cell office:value-type="string">
            <text:p>D\u00e9placer la partie du au-dessus la glose discours</text:p>
          </table:table-cell>
        </table:table-row>
        <table:table-row table:style-name="ro1">
          <table:table-cell office:value-type="string">
            <text:p>243.DlgWordList.btnMoveUp.Label</text:p>
          </table:table-cell>
          <table:table-cell table:number-columns-repeated="2" office:value-type="string">
            <text:p>Move Up</text:p>
          </table:table-cell>
          <table:table-cell office:value-type="string">
            <text:p>Subir</text:p>
          </table:table-cell>
          <table:table-cell office:value-type="string">
            <text:p>CommandButton1</text:p>
          </table:table-cell>
        </table:table-row>
        <table:table-row table:style-name="ro1">
          <table:table-cell office:value-type="string">
            <text:p>227.DlgSpellingAdjustments.chkNasals.Label</text:p>
          </table:table-cell>
          <table:table-cell table:number-columns-repeated="2" office:value-type="string">
            <text:p>Nasals</text:p>
          </table:table-cell>
          <table:table-cell office:value-type="string">
            <text:p>Nasales</text:p>
          </table:table-cell>
          <table:table-cell office:value-type="string">
            <text:p>CheckBox1</text:p>
          </table:table-cell>
        </table:table-row>
        <table:table-row table:style-name="ro1">
          <table:table-cell office:value-type="string">
            <text:p>221.DlgSpellingAdjustments.btnNextFont.Label</text:p>
          </table:table-cell>
          <table:table-cell table:number-columns-repeated="2" office:value-type="string">
            <text:p>Next</text:p>
          </table:table-cell>
          <table:table-cell office:value-type="string">
            <text:p>Pr\u00f3ximo</text:p>
          </table:table-cell>
          <table:table-cell office:value-type="string">
            <text:p>Suiv.</text:p>
          </table:table-cell>
        </table:table-row>
        <table:table-row table:style-name="ro1">
          <table:table-cell office:value-type="string">
            <text:p>145.DlgScriptPractice.btnKnownFontNext.Label</text:p>
          </table:table-cell>
          <table:table-cell office:value-type="string">
            <text:p>&amp;amp;431.DlgScriptPractice.btnKnownFontNext.Label</text:p>
          </table:table-cell>
          <table:table-cell office:value-type="string">
            <text:p>Next</text:p>
          </table:table-cell>
          <table:table-cell office:value-type="string">
            <text:p>Pr\u00f3ximo</text:p>
          </table:table-cell>
          <table:table-cell office:value-type="string">
            <text:p>Suiv.</text:p>
          </table:table-cell>
        </table:table-row>
        <table:table-row table:style-name="ro1">
          <table:table-cell office:value-type="string">
            <text:p>134.DlgScriptPractice.BtnNextWord.Label</text:p>
          </table:table-cell>
          <table:table-cell office:value-type="string">
            <text:p>&amp;amp;372.DlgScriptPractice.BtnNextWord.Label</text:p>
          </table:table-cell>
          <table:table-cell office:value-type="string">
            <text:p>Next Word</text:p>
          </table:table-cell>
          <table:table-cell office:value-type="string">
            <text:p>Palabra siguiente</text:p>
          </table:table-cell>
          <table:table-cell office:value-type="string">
            <text:p>Mot suivant</text:p>
          </table:table-cell>
        </table:table-row>
        <table:table-row table:style-name="ro1">
          <table:table-cell office:value-type="string">
            <text:p>57.DlgDataConversion.BtnNoConverter.Label</text:p>
          </table:table-cell>
          <table:table-cell office:value-type="string">
            <text:p>&amp;amp;106.DlgDataConversion.BtnNoConverter.Label</text:p>
          </table:table-cell>
          <table:table-cell office:value-type="string">
            <text:p>No converter</text:p>
          </table:table-cell>
          <table:table-cell office:value-type="string">
            <text:p>Sin convertidor</text:p>
          </table:table-cell>
          <table:table-cell office:value-type="string">
            <text:p>Aucun convertisseur</text:p>
          </table:table-cell>
        </table:table-row>
        <table:table-row table:style-name="ro1">
          <table:table-cell office:value-type="string">
            <text:p>159.DlgScriptPractice.lblNumWords.Label</text:p>
          </table:table-cell>
          <table:table-cell office:value-type="string">
            <text:p>&amp;amp;410.DlgScriptPractice.lblNumWords.Label</text:p>
          </table:table-cell>
          <table:table-cell office:value-type="string">
            <text:p>Number of Words</text:p>
          </table:table-cell>
          <table:table-cell office:value-type="string">
            <text:p>N\u00famero de palabras</text:p>
          </table:table-cell>
          <table:table-cell office:value-type="string">
            <text:p>Nombre de mots</text:p>
          </table:table-cell>
        </table:table-row>
        <table:table-row table:style-name="ro1">
          <table:table-cell office:value-type="string">
            <text:p>114.DlgGrammarSettings.chkInsertNumbering.Label</text:p>
          </table:table-cell>
          <table:table-cell office:value-type="string">
            <text:p>&amp;amp;165.DlgGrammarSettings.chkInsertNumbering.Label</text:p>
          </table:table-cell>
          <table:table-cell office:value-type="string">
            <text:p>Numbering</text:p>
          </table:table-cell>
          <table:table-cell office:value-type="string">
            <text:p>Numeraci\u00f3n</text:p>
          </table:table-cell>
          <table:table-cell office:value-type="string">
            <text:p>Num\u00e9rotation</text:p>
          </table:table-cell>
        </table:table-row>
        <table:table-row table:style-name="ro1">
          <table:table-cell office:value-type="string">
            <text:p>11.DlgAbbreviations.LabelOcc.Label</text:p>
          </table:table-cell>
          <table:table-cell office:value-type="string">
            <text:p>&amp;amp;5.DlgAbbreviations.Label1.Label</text:p>
          </table:table-cell>
          <table:table-cell office:value-type="string">
            <text:p>Occurences found</text:p>
          </table:table-cell>
          <table:table-cell office:value-type="string">
            <text:p>Ocurrencias encuentrado</text:p>
          </table:table-cell>
          <table:table-cell office:value-type="string">
            <text:p>Occurences trouv\u00e9es</text:p>
          </table:table-cell>
        </table:table-row>
        <table:table-row table:style-name="ro1">
          <table:table-cell office:value-type="string">
            <text:p>44.DlgChangerMaker.btnOK.Label</text:p>
          </table:table-cell>
          <table:table-cell office:value-type="string">
            <text:p>&amp;amp;1069.DlgChangerMaker.btnOK.Label</text:p>
          </table:table-cell>
          <table:table-cell office:value-type="string">
            <text:p>OK</text:p>
          </table:table-cell>
          <table:table-cell office:value-type="string">
            <text:p>Acepta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104.DlgGrammarSettings.BtnOk.Label</text:p>
          </table:table-cell>
          <table:table-cell office:value-type="string">
            <text:p>&amp;amp;151.DlgGrammarSettings.BtnOk.Label</text:p>
          </table:table-cell>
          <table:table-cell office:value-type="string">
            <text:p>OK</text:p>
          </table:table-cell>
          <table:table-cell office:value-type="string">
            <text:p>Acepta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125.DlgPhnlgySettings.ButtonOK.Label</text:p>
          </table:table-cell>
          <table:table-cell office:value-type="string">
            <text:p>&amp;amp;213.DlgPhnlgySettings.ButtonOK.Label</text:p>
          </table:table-cell>
          <table:table-cell office:value-type="string">
            <text:p>OK</text:p>
          </table:table-cell>
          <table:table-cell office:value-type="string">
            <text:p>Acepta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294.DlgWritingSystem.BtnOK.Label</text:p>
          </table:table-cell>
          <table:table-cell office:value-type="string">
            <text:p>&amp;amp;224.DlgWritingSystem.BtnOK.Label</text:p>
          </table:table-cell>
          <table:table-cell office:value-type="string">
            <text:p>OK</text:p>
          </table:table-cell>
          <table:table-cell office:value-type="string">
            <text:p>Acepta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252.DlgWordListFile.btnOk.Label</text:p>
          </table:table-cell>
          <table:table-cell table:number-columns-repeated="2" office:value-type="string">
            <text:p>OK</text:p>
          </table:table-cell>
          <table:table-cell office:value-type="string">
            <text:p>Acepta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188.DlgSpellSearch.lblAffixes2.Label</text:p>
          </table:table-cell>
          <table:table-cell office:value-type="string">
            <text:p>optional; for example -ing -ed</text:p>
          </table:table-cell>
          <table:table-cell table:style-name="ce3" office:value-type="string">
            <text:p>optional; for example -ing -ed</text:p>
          </table:table-cell>
          <table:table-cell office:value-type="string">
            <text:p>Opcional: por ejemplo -ing -ed</text:p>
          </table:table-cell>
          <table:table-cell table:style-name="ce3" office:value-type="string">
            <text:p>optional; for example -ing -ed</text:p>
          </table:table-cell>
        </table:table-row>
        <table:table-row table:style-name="ro1">
          <table:table-cell office:value-type="string">
            <text:p>116.DlgGrammarSettings.chkOrthMorphLine.Label</text:p>
          </table:table-cell>
          <table:table-cell office:value-type="string">
            <text:p>&amp;amp;310.DlgGrammarSettings.chkOrthMorphLine.Label</text:p>
          </table:table-cell>
          <table:table-cell office:value-type="string">
            <text:p>Orthographic Morphemes</text:p>
          </table:table-cell>
          <table:table-cell office:value-type="string">
            <text:p>Morfemas ortogr\u00e1fica</text:p>
          </table:table-cell>
          <table:table-cell office:value-type="string">
            <text:p>Morph\u00e8mes orthographiques</text:p>
          </table:table-cell>
        </table:table-row>
        <table:table-row table:style-name="ro1">
          <table:table-cell office:value-type="string">
            <text:p>117.DlgGrammarSettings.chkOrthoTextLine.Label</text:p>
          </table:table-cell>
          <table:table-cell office:value-type="string">
            <text:p>&amp;amp;312.DlgGrammarSettings.chkOrthoTextLine.Label</text:p>
          </table:table-cell>
          <table:table-cell office:value-type="string">
            <text:p>Orthographic Text</text:p>
          </table:table-cell>
          <table:table-cell office:value-type="string">
            <text:p>Texto ortogr\u00e1fica</text:p>
          </table:table-cell>
          <table:table-cell office:value-type="string">
            <text:p>Texte orthographique</text:p>
          </table:table-cell>
        </table:table-row>
        <table:table-row table:style-name="ro1">
          <table:table-cell office:value-type="string">
            <text:p>211.DlgSpellStep.lblOtherSuggestions.Label</text:p>
          </table:table-cell>
          <table:table-cell office:value-type="string">
            <text:p>Other Suggestions:</text:p>
          </table:table-cell>
          <table:table-cell table:style-name="ce3" office:value-type="string">
            <text:p>Other Suggestions:</text:p>
          </table:table-cell>
          <table:table-cell office:value-type="string">
            <text:p>Otras sugerencias:</text:p>
          </table:table-cell>
          <table:table-cell table:style-name="ce3" office:value-type="string">
            <text:p>Other Suggestions:</text:p>
          </table:table-cell>
        </table:table-row>
        <table:table-row table:style-name="ro1">
          <table:table-cell office:value-type="string">
            <text:p>118.DlgGrammarSettings.chkOuterTable.Label</text:p>
          </table:table-cell>
          <table:table-cell office:value-type="string">
            <text:p>&amp;amp;167.DlgGrammarSettings.chkOuterTable.Label</text:p>
          </table:table-cell>
          <table:table-cell office:value-type="string">
            <text:p>Outer table</text:p>
          </table:table-cell>
          <table:table-cell office:value-type="string">
            <text:p>Tabla externa</text:p>
          </table:table-cell>
          <table:table-cell office:value-type="string">
            <text:p>Tableau exterieur</text:p>
          </table:table-cell>
        </table:table-row>
        <table:table-row table:style-name="ro1">
          <table:table-cell office:value-type="string">
            <text:p>19.DlgAbbreviations.chkForceOutput.Label</text:p>
          </table:table-cell>
          <table:table-cell office:value-type="string">
            <text:p>&amp;amp;44.DlgAbbreviations.chkForceOutput.Label</text:p>
          </table:table-cell>
          <table:table-cell office:value-type="string">
            <text:p>Output even if not found</text:p>
          </table:table-cell>
          <table:table-cell office:value-type="string">
            <text:p>Salida, incluso si no se encuentra</text:p>
          </table:table-cell>
          <table:table-cell office:value-type="string">
            <text:p>Inclure m\u00eame si pas trouv\u00e9e</text:p>
          </table:table-cell>
        </table:table-row>
        <table:table-row table:style-name="ro1">
          <table:table-cell office:value-type="string">
            <text:p>198.DlgSpellSearch.optParaStyle.Label</text:p>
          </table:table-cell>
          <table:table-cell table:number-columns-repeated="2" office:value-type="string">
            <text:p>Paragraph Style:</text:p>
          </table:table-cell>
          <table:table-cell office:value-type="string">
            <text:p>Estilo de p\u00e1rrafo:</text:p>
          </table:table-cell>
          <table:table-cell office:value-type="string">
            <text:p>Style de paragraph :</text:p>
          </table:table-cell>
        </table:table-row>
        <table:table-row table:style-name="ro1">
          <table:table-cell office:value-type="string">
            <text:p>75.DlgDataConversion.optScopeParaStyle.Label</text:p>
          </table:table-cell>
          <table:table-cell office:value-type="string">
            <text:p>&amp;amp;325.DlgDataConversion.optScopeParaStyle.Label</text:p>
          </table:table-cell>
          <table:table-cell office:value-type="string">
            <text:p>Paragraph style:</text:p>
          </table:table-cell>
          <table:table-cell office:value-type="string">
            <text:p>Estilo de p\u00e1rrafo:</text:p>
          </table:table-cell>
          <table:table-cell office:value-type="string">
            <text:p>Style de paragraph :</text:p>
          </table:table-cell>
        </table:table-row>
        <table:table-row table:style-name="ro1">
          <table:table-cell office:value-type="string">
            <text:p>85.DlgDataConversion.optTargetParaStyle.Label</text:p>
          </table:table-cell>
          <table:table-cell office:value-type="string">
            <text:p>&amp;amp;90.DlgDataConversion.optTargetParaStyle.Label</text:p>
          </table:table-cell>
          <table:table-cell office:value-type="string">
            <text:p>Paragraph style:</text:p>
          </table:table-cell>
          <table:table-cell office:value-type="string">
            <text:p>Estilo de p\u00e1rrafo:</text:p>
          </table:table-cell>
          <table:table-cell office:value-type="string">
            <text:p>Style de paragraphe :</text:p>
          </table:table-cell>
        </table:table-row>
        <table:table-row table:style-name="ro1">
          <table:table-cell office:value-type="string">
            <text:p>263.DlgWordListFile.lblParaStyle.Label</text:p>
          </table:table-cell>
          <table:table-cell table:number-columns-repeated="2" office:value-type="string">
            <text:p>Paragraph Style:</text:p>
          </table:table-cell>
          <table:table-cell office:value-type="string">
            <text:p>Estilo de p\u00e1rrafo:</text:p>
          </table:table-cell>
          <table:table-cell office:value-type="string">
            <text:p>Style de paragraph :</text:p>
          </table:table-cell>
        </table:table-row>
        <table:table-row table:style-name="ro1">
          <table:table-cell office:value-type="string">
            <text:p>106.DlgGrammarSettings.ChkPOS_Line.Label</text:p>
          </table:table-cell>
          <table:table-cell office:value-type="string">
            <text:p>&amp;amp;155.DlgGrammarSettings.ChkPOS_Line.Label</text:p>
          </table:table-cell>
          <table:table-cell office:value-type="string">
            <text:p>Part of Speech</text:p>
          </table:table-cell>
          <table:table-cell office:value-type="string">
            <text:p>Clase de palabra</text:p>
          </table:table-cell>
          <table:table-cell office:value-type="string">
            <text:p>Partie du discours</text:p>
          </table:table-cell>
        </table:table-row>
        <table:table-row table:style-name="ro1">
          <table:table-cell office:value-type="string">
            <text:p>130.DlgPhnlgySettings.OptPhonemicFirst.Label</text:p>
          </table:table-cell>
          <table:table-cell office:value-type="string">
            <text:p>&amp;amp;209.DlgPhnlgySettings.OptPhonemicFirst.Label</text:p>
          </table:table-cell>
          <table:table-cell office:value-type="string">
            <text:p>Phonemic first</text:p>
          </table:table-cell>
          <table:table-cell office:value-type="string">
            <text:p>Fon\u00e9mica primero</text:p>
          </table:table-cell>
          <table:table-cell office:value-type="string">
            <text:p>Phon\u00e9mique d'abord</text:p>
          </table:table-cell>
        </table:table-row>
        <table:table-row table:style-name="ro1">
          <table:table-cell office:value-type="string">
            <text:p>131.DlgPhnlgySettings.OptPhoneticFirst.Label</text:p>
          </table:table-cell>
          <table:table-cell office:value-type="string">
            <text:p>&amp;amp;211.DlgPhnlgySettings.OptPhoneticFirst.Label</text:p>
          </table:table-cell>
          <table:table-cell office:value-type="string">
            <text:p>Phonetic first</text:p>
          </table:table-cell>
          <table:table-cell office:value-type="string">
            <text:p>Fon\u00e9tica primero</text:p>
          </table:table-cell>
          <table:table-cell office:value-type="string">
            <text:p>Phon\u00e9tique d'abord</text:p>
          </table:table-cell>
        </table:table-row>
        <table:table-row table:style-name="ro1">
          <table:table-cell office:value-type="string">
            <text:p>128.DlgPhnlgySettings.LabelLIFT.Label</text:p>
          </table:table-cell>
          <table:table-cell office:value-type="string">
            <text:p>&amp;amp;199.DlgPhnlgySettings.Label2.Label</text:p>
          </table:table-cell>
          <table:table-cell office:value-type="string">
            <text:p>Phonetic Writing System (for LIFT)</text:p>
          </table:table-cell>
          <table:table-cell office:value-type="string">
            <text:p>Sistema de escritura fon\u00e9tica (para LIFT)</text:p>
          </table:table-cell>
          <table:table-cell office:value-type="string">
            <text:p>Syst\u00e8me d'\u00e9cr. phon\u00e9tique (LIFT)</text:p>
          </table:table-cell>
        </table:table-row>
        <table:table-row table:style-name="ro1">
          <table:table-cell office:value-type="string">
            <text:p>129.DlgPhnlgySettings.LabelFiletype.Label</text:p>
          </table:table-cell>
          <table:table-cell office:value-type="string">
            <text:p>&amp;amp;217.DlgPhnlgySettings.Label3.Label</text:p>
          </table:table-cell>
          <table:table-cell table:number-columns-repeated="3" office:value-type="string">
            <text:p>Phonology Assistant *.paxml, FieldWorks *.lift, Toolbox *.xml</text:p>
          </table:table-cell>
        </table:table-row>
        <table:table-row table:style-name="ro1">
          <table:table-cell office:value-type="string">
            <text:p>228.DlgSpellingAdjustments.chkPOA.Label</text:p>
          </table:table-cell>
          <table:table-cell table:number-columns-repeated="2" office:value-type="string">
            <text:p>Point of Articulation</text:p>
          </table:table-cell>
          <table:table-cell office:value-type="string">
            <text:p>Zona de articulación</text:p>
          </table:table-cell>
          <table:table-cell table:style-name="ce2" office:value-type="string">
            <text:p>Point of Articulation</text:p>
          </table:table-cell>
        </table:table-row>
        <table:table-row table:style-name="ro1">
          <table:table-cell office:value-type="string">
            <text:p>13.DlgAbbreviations.LabelPossible.Label</text:p>
          </table:table-cell>
          <table:table-cell office:value-type="string">
            <text:p>&amp;amp;11.DlgAbbreviations.Label3.Label</text:p>
          </table:table-cell>
          <table:table-cell office:value-type="string">
            <text:p>Possible abbreviations for this document</text:p>
          </table:table-cell>
          <table:table-cell office:value-type="string">
            <text:p>Abreviaturas posibles para este documento</text:p>
          </table:table-cell>
          <table:table-cell office:value-type="string">
            <text:p>Abr\u00e9viations possibles pour ce document</text:p>
          </table:table-cell>
        </table:table-row>
        <table:table-row table:style-name="ro1">
          <table:table-cell office:value-type="string">
            <text:p>24.DlgAbbreviations.optSearchPrefix.Label</text:p>
          </table:table-cell>
          <table:table-cell office:value-type="string">
            <text:p>&amp;amp;58.DlgAbbreviations.optSearchPrefix.Label</text:p>
          </table:table-cell>
          <table:table-cell office:value-type="string">
            <text:p>Prefixes only</text:p>
          </table:table-cell>
          <table:table-cell office:value-type="string">
            <text:p>Prefijos s\u00f3lo</text:p>
          </table:table-cell>
          <table:table-cell office:value-type="string">
            <text:p>Seuls des pr\u00e9fixes</text:p>
          </table:table-cell>
        </table:table-row>
        <table:table-row table:style-name="ro1">
          <table:table-cell office:value-type="string">
            <text:p>163.DlgScriptPractice.optCheckTypeSpace.Label</text:p>
          </table:table-cell>
          <table:table-cell office:value-type="string">
            <text:p>&amp;amp;396.DlgScriptPractice.optCheckTypeSpace.Label</text:p>
          </table:table-cell>
          <table:table-cell office:value-type="string">
            <text:p>Press Space or Enter afterwards.</text:p>
          </table:table-cell>
          <table:table-cell office:value-type="string">
            <text:p>Despu\u00e9s pulsa Espacio o Enter.</text:p>
          </table:table-cell>
          <table:table-cell office:value-type="string">
            <text:p>Puis appuyer sur espace ou entr\u00e9e.</text:p>
          </table:table-cell>
        </table:table-row>
        <table:table-row table:style-name="ro1">
          <table:table-cell office:value-type="string">
            <text:p>222.DlgSpellingAdjustments.btnPrevFont.Label</text:p>
          </table:table-cell>
          <table:table-cell table:number-columns-repeated="2" office:value-type="string">
            <text:p>Prev</text:p>
          </table:table-cell>
          <table:table-cell office:value-type="string">
            <text:p>Anterior</text:p>
          </table:table-cell>
          <table:table-cell office:value-type="string">
            <text:p>Pr\u00e9c.</text:p>
          </table:table-cell>
        </table:table-row>
        <table:table-row table:style-name="ro1">
          <table:table-cell office:value-type="string">
            <text:p>146.DlgScriptPractice.btnKnownFontPrev.Label</text:p>
          </table:table-cell>
          <table:table-cell office:value-type="string">
            <text:p>&amp;amp;429.DlgScriptPractice.btnKnownFontPrev.Label</text:p>
          </table:table-cell>
          <table:table-cell office:value-type="string">
            <text:p>Prev</text:p>
          </table:table-cell>
          <table:table-cell office:value-type="string">
            <text:p>Anterior</text:p>
          </table:table-cell>
          <table:table-cell office:value-type="string">
            <text:p>Pr\u00e9c.</text:p>
          </table:table-cell>
        </table:table-row>
        <table:table-row table:style-name="ro1">
          <table:table-cell office:value-type="string">
            <text:p>190.DlgSpellSearch.lblPunctuation.Label</text:p>
          </table:table-cell>
          <table:table-cell office:value-type="string">
            <text:p>Punctuation</text:p>
          </table:table-cell>
          <table:table-cell table:style-name="ce3" office:value-type="string">
            <text:p>Punctuation</text:p>
          </table:table-cell>
          <table:table-cell office:value-type="string">
            <text:p>Puntuación:</text:p>
          </table:table-cell>
          <table:table-cell table:style-name="ce3" office:value-type="string">
            <text:p>Punctuation</text:p>
          </table:table-cell>
        </table:table-row>
        <table:table-row table:style-name="ro1">
          <table:table-cell office:value-type="string">
            <text:p>245.DlgWordList.lblRemovePunct.Label</text:p>
          </table:table-cell>
          <table:table-cell office:value-type="string">
            <text:p>Punctuation:</text:p>
          </table:table-cell>
          <table:table-cell table:style-name="ce3" office:value-type="string">
            <text:p>Punctuation:</text:p>
          </table:table-cell>
          <table:table-cell office:value-type="string">
            <text:p>Puntuación:</text:p>
          </table:table-cell>
          <table:table-cell table:style-name="ce3" office:value-type="string">
            <text:p>Punctuation</text:p>
          </table:table-cell>
        </table:table-row>
        <table:table-row table:style-name="ro1">
          <table:table-cell office:value-type="string">
            <text:p>113.DlgGrammarSettings.chkFT_inQuotes.Label</text:p>
          </table:table-cell>
          <table:table-cell office:value-type="string">
            <text:p>&amp;amp;233.DlgGrammarSettings.chkFT_inQuotes.Label</text:p>
          </table:table-cell>
          <table:table-cell office:value-type="string">
            <text:p>Put free translation in quotes ( ' )</text:p>
          </table:table-cell>
          <table:table-cell office:value-type="string">
            <text:p>Poner traducci\u00f3n libre entre comillas (')</text:p>
          </table:table-cell>
          <table:table-cell office:value-type="string">
            <text:p>Mettre la traduction libre entre apostrophes ( ' )</text:p>
          </table:table-cell>
        </table:table-row>
        <table:table-row table:style-name="ro1">
          <table:table-cell office:value-type="string">
            <text:p>36.DlgApplyConverter.lblDestColumn.Label</text:p>
          </table:table-cell>
          <table:table-cell table:number-columns-repeated="2" office:value-type="string">
            <text:p>Put results in column:</text:p>
          </table:table-cell>
          <table:table-cell office:value-type="string">
            <text:p>Poner los resultados en la columna:</text:p>
          </table:table-cell>
          <table:table-cell table:style-name="ce2" office:value-type="string">
            <text:p>Put results in column:</text:p>
          </table:table-cell>
        </table:table-row>
        <table:table-row table:style-name="ro1">
          <table:table-cell office:value-type="string">
            <text:p>37.DlgApplyConverter.lblSourceColumn.Label</text:p>
          </table:table-cell>
          <table:table-cell table:number-columns-repeated="2" office:value-type="string">
            <text:p>Read data in column:</text:p>
          </table:table-cell>
          <table:table-cell office:value-type="string">
            <text:p>Leer los datos de la columna:</text:p>
          </table:table-cell>
          <table:table-cell table:style-name="ce2" office:value-type="string">
            <text:p>Read data in column:</text:p>
          </table:table-cell>
        </table:table-row>
        <table:table-row table:style-name="ro1">
          <table:table-cell office:value-type="string">
            <text:p>45.DlgChangerMaker.btnRemoveXpath.Label</text:p>
          </table:table-cell>
          <table:table-cell office:value-type="string">
            <text:p>&amp;amp;1092.DlgChangerMaker.btnRemoveXpath.Label</text:p>
          </table:table-cell>
          <table:table-cell office:value-type="string">
            <text:p>Remove</text:p>
          </table:table-cell>
          <table:table-cell office:value-type="string">
            <text:p>Quitar</text:p>
          </table:table-cell>
          <table:table-cell office:value-type="string">
            <text:p>Enlever</text:p>
          </table:table-cell>
        </table:table-row>
        <table:table-row table:style-name="ro1">
          <table:table-cell office:value-type="string">
            <text:p>102.DlgGrammarSettings.BtnFileRemove.Label</text:p>
          </table:table-cell>
          <table:table-cell office:value-type="string">
            <text:p>&amp;amp;135.DlgGrammarSettings.BtnFileRemove.Label</text:p>
          </table:table-cell>
          <table:table-cell office:value-type="string">
            <text:p>Remove</text:p>
          </table:table-cell>
          <table:table-cell office:value-type="string">
            <text:p>Quitar</text:p>
          </table:table-cell>
          <table:table-cell office:value-type="string">
            <text:p>Enlever</text:p>
          </table:table-cell>
        </table:table-row>
        <table:table-row table:style-name="ro1">
          <table:table-cell office:value-type="string">
            <text:p>244.DlgWordList.btnRemove.Label</text:p>
          </table:table-cell>
          <table:table-cell table:number-columns-repeated="2" office:value-type="string">
            <text:p>Remove from List</text:p>
          </table:table-cell>
          <table:table-cell office:value-type="string">
            <text:p>Quitar de la lista</text:p>
          </table:table-cell>
          <table:table-cell table:style-name="ce2" office:value-type="string">
            <text:p>Remove from List</text:p>
          </table:table-cell>
        </table:table-row>
        <table:table-row table:style-name="ro1">
          <table:table-cell office:value-type="string">
            <text:p>253.DlgWordListFile.btnRemove.Label</text:p>
          </table:table-cell>
          <table:table-cell table:number-columns-repeated="2" office:value-type="string">
            <text:p>Remove selected item</text:p>
          </table:table-cell>
          <table:table-cell office:value-type="string">
            <text:p>Quitar el elemento seleccionado</text:p>
          </table:table-cell>
          <table:table-cell table:style-name="ce2" office:value-type="string">
            <text:p>Remove selected item</text:p>
          </table:table-cell>
        </table:table-row>
        <table:table-row table:style-name="ro1">
          <table:table-cell office:value-type="string">
            <text:p>94.DlgExGrab.BtnReplaceAll.Label</text:p>
          </table:table-cell>
          <table:table-cell office:value-type="string">
            <text:p>&amp;amp;274.DlgExGrab.BtnReplaceAll.Label</text:p>
          </table:table-cell>
          <table:table-cell office:value-type="string">
            <text:p>Replace All</text:p>
          </table:table-cell>
          <table:table-cell office:value-type="string">
            <text:p>Reemplazar todo</text:p>
          </table:table-cell>
          <table:table-cell office:value-type="string">
            <text:p>Remplacer tout</text:p>
          </table:table-cell>
        </table:table-row>
        <table:table-row table:style-name="ro1">
          <table:table-cell office:value-type="string">
            <text:p>93.DlgExGrab.BtnReplace.Label</text:p>
          </table:table-cell>
          <table:table-cell office:value-type="string">
            <text:p>&amp;amp;272.DlgExGrab.BtnReplace.Label</text:p>
          </table:table-cell>
          <table:table-cell office:value-type="string">
            <text:p>Replace with Example</text:p>
          </table:table-cell>
          <table:table-cell office:value-type="string">
            <text:p>Reemplazar con ejemplo</text:p>
          </table:table-cell>
          <table:table-cell office:value-type="string">
            <text:p>Remplacer par exemple</text:p>
          </table:table-cell>
        </table:table-row>
        <table:table-row table:style-name="ro1">
          <table:table-cell office:value-type="string">
            <text:p>148.DlgScriptPractice.btnResetStats.Label</text:p>
          </table:table-cell>
          <table:table-cell office:value-type="string">
            <text:p>&amp;amp;388.DlgScriptPractice.btnResetStats.Label</text:p>
          </table:table-cell>
          <table:table-cell office:value-type="string">
            <text:p>Reset</text:p>
          </table:table-cell>
          <table:table-cell office:value-type="string">
            <text:p>Restablecer</text:p>
          </table:table-cell>
          <table:table-cell office:value-type="string">
            <text:p>R\u00e9initialiser</text:p>
          </table:table-cell>
        </table:table-row>
        <table:table-row table:style-name="ro1">
          <table:table-cell office:value-type="string">
            <text:p>223.DlgSpellingAdjustments.btnReset.Label</text:p>
          </table:table-cell>
          <table:table-cell table:number-columns-repeated="2" office:value-type="string">
            <text:p>Reset Characters</text:p>
          </table:table-cell>
          <table:table-cell office:value-type="string">
            <text:p>Restablecer los caracteres</text:p>
          </table:table-cell>
          <table:table-cell office:value-type="string">
            <text:p>R\u00e9initialiser caract\u00e8res</text:p>
          </table:table-cell>
        </table:table-row>
        <table:table-row table:style-name="ro1">
          <table:table-cell office:value-type="string">
            <text:p>147.DlgScriptPractice.btnResetCharacters.Label</text:p>
          </table:table-cell>
          <table:table-cell office:value-type="string">
            <text:p>&amp;amp;344.DlgScriptPractice.btnResetCharacters.Label</text:p>
          </table:table-cell>
          <table:table-cell office:value-type="string">
            <text:p>Reset Characters</text:p>
          </table:table-cell>
          <table:table-cell office:value-type="string">
            <text:p>Restablecer los caracteres</text:p>
          </table:table-cell>
          <table:table-cell office:value-type="string">
            <text:p>R\u00e9initialiser caract\u00e8res</text:p>
          </table:table-cell>
        </table:table-row>
        <table:table-row table:style-name="ro1">
          <table:table-cell office:value-type="string">
            <text:p>135.DlgScriptPractice.BtnRetry.Label</text:p>
          </table:table-cell>
          <table:table-cell office:value-type="string">
            <text:p>&amp;amp;370.DlgScriptPractice.BtnRetry.Label</text:p>
          </table:table-cell>
          <table:table-cell office:value-type="string">
            <text:p>Retry</text:p>
          </table:table-cell>
          <table:table-cell office:value-type="string">
            <text:p>Reintentar</text:p>
          </table:table-cell>
          <table:table-cell office:value-type="string">
            <text:p>R\u00e9essayer</text:p>
          </table:table-cell>
        </table:table-row>
        <table:table-row table:style-name="ro1">
          <table:table-cell office:value-type="string">
            <text:p>33.DlgApplyConverter.chkReverse.Label</text:p>
          </table:table-cell>
          <table:table-cell office:value-type="string">
            <text:p>Reverse drection</text:p>
          </table:table-cell>
          <table:table-cell office:value-type="string">
            <text:p>Reverse direction</text:p>
          </table:table-cell>
          <table:table-cell office:value-type="string">
            <text:p>Invertir la direcci\u00f3n</text:p>
          </table:table-cell>
          <table:table-cell office:value-type="string">
            <text:p>Sens inverse</text:p>
          </table:table-cell>
        </table:table-row>
        <table:table-row table:style-name="ro1">
          <table:table-cell office:value-type="string">
            <text:p>62.DlgDataConversion.chkDirectionReverse.Label</text:p>
          </table:table-cell>
          <table:table-cell office:value-type="string">
            <text:p>&amp;amp;108.DlgDataConversion.chkDirectionReverse.Label</text:p>
          </table:table-cell>
          <table:table-cell office:value-type="string">
            <text:p>Reverse direction</text:p>
          </table:table-cell>
          <table:table-cell office:value-type="string">
            <text:p>Invertir la direcci\u00f3n</text:p>
          </table:table-cell>
          <table:table-cell office:value-type="string">
            <text:p>Sens inverse</text:p>
          </table:table-cell>
        </table:table-row>
        <table:table-row table:style-name="ro1">
          <table:table-cell office:value-type="string">
            <text:p>142.DlgScriptPractice.LabelRight.Label</text:p>
          </table:table-cell>
          <table:table-cell office:value-type="string">
            <text:p>&amp;amp;376.DlgScriptPractice.Label6.Label</text:p>
          </table:table-cell>
          <table:table-cell office:value-type="string">
            <text:p>Right:</text:p>
          </table:table-cell>
          <table:table-cell office:value-type="string">
            <text:p>Correcto:</text:p>
          </table:table-cell>
          <table:table-cell office:value-type="string">
            <text:p>Vrai:</text:p>
          </table:table-cell>
        </table:table-row>
        <table:table-row table:style-name="ro1">
          <table:table-cell office:value-type="string">
            <text:p>212.DlgSpellStep.lblRow.Label</text:p>
          </table:table-cell>
          <table:table-cell office:value-type="string">
            <text:p>Row:</text:p>
          </table:table-cell>
          <table:table-cell table:style-name="ce3" office:value-type="string">
            <text:p>Row:</text:p>
          </table:table-cell>
          <table:table-cell office:value-type="string">
            <text:p>Fila</text:p>
          </table:table-cell>
          <table:table-cell table:style-name="ce3" office:value-type="string">
            <text:p>Row:</text:p>
          </table:table-cell>
        </table:table-row>
        <table:table-row table:style-name="ro1">
          <table:table-cell office:value-type="string">
            <text:p>46.DlgChangerMaker.lblFilePath.Label</text:p>
          </table:table-cell>
          <table:table-cell office:value-type="string">
            <text:p>&amp;amp;1045.DlgChangerMaker.lblFilePath.Label</text:p>
          </table:table-cell>
          <table:table-cell office:value-type="string">
            <text:p>Save file as:</text:p>
          </table:table-cell>
          <table:table-cell office:value-type="string">
            <text:p>Guardar archivo como:</text:p>
          </table:table-cell>
          <table:table-cell table:style-name="ce2" office:value-type="string">
            <text:p>Save file as:</text:p>
          </table:table-cell>
        </table:table-row>
        <table:table-row table:style-name="ro1">
          <table:table-cell office:value-type="string">
            <text:p>7.DlgAbbreviations.BtnRescan.Label</text:p>
          </table:table-cell>
          <table:table-cell office:value-type="string">
            <text:p>&amp;amp;34.DlgAbbreviations.BtnRescan.Label</text:p>
          </table:table-cell>
          <table:table-cell office:value-type="string">
            <text:p>Scan for occurrences</text:p>
          </table:table-cell>
          <table:table-cell office:value-type="string">
            <text:p>Examinar por ocurrencias</text:p>
          </table:table-cell>
          <table:table-cell office:value-type="string">
            <text:p>Rechercher des occurrences</text:p>
          </table:table-cell>
        </table:table-row>
        <table:table-row table:style-name="ro1">
          <table:table-cell office:value-type="string">
            <text:p>133.DlgScriptPractice.Title</text:p>
          </table:table-cell>
          <table:table-cell office:value-type="string">
            <text:p>&amp;amp;334.DlgScriptPractice.Title</text:p>
          </table:table-cell>
          <table:table-cell office:value-type="string">
            <text:p>Script Practice - Settings</text:p>
          </table:table-cell>
          <table:table-cell office:value-type="string">
            <text:p>Practica de script \u2013 Configuraci\u00f3n</text:p>
          </table:table-cell>
          <table:table-cell office:value-type="string">
            <text:p>Exercices d'\u00e9criture - Configuration</text:p>
          </table:table-cell>
        </table:table-row>
        <table:table-row table:style-name="ro1">
          <table:table-cell office:value-type="string">
            <text:p>160.DlgScriptPractice.lblScript.Label</text:p>
          </table:table-cell>
          <table:table-cell office:value-type="string">
            <text:p>&amp;amp;412.DlgScriptPractice.lblScript.Label</text:p>
          </table:table-cell>
          <table:table-cell table:number-columns-repeated="2" office:value-type="string">
            <text:p>Script:</text:p>
          </table:table-cell>
          <table:table-cell office:value-type="string">
            <text:p>\u00c9criture:</text:p>
          </table:table-cell>
        </table:table-row>
        <table:table-row table:style-name="ro1">
          <table:table-cell office:value-type="string">
            <text:p>234.DlgSpellingAdjustments.lblScript.Label</text:p>
          </table:table-cell>
          <table:table-cell office:value-type="string">
            <text:p>Script:</text:p>
          </table:table-cell>
          <table:table-cell table:style-name="ce3" office:value-type="string">
            <text:p>Script:</text:p>
          </table:table-cell>
          <table:table-cell office:value-type="string">
            <text:p>Script:</text:p>
          </table:table-cell>
          <table:table-cell office:value-type="string">
            <text:p>\u00c9criture:</text:p>
          </table:table-cell>
        </table:table-row>
        <table:table-row table:style-name="ro1">
          <table:table-cell office:value-type="string">
            <text:p>185.DlgSpellSearch.btnSearch.Label</text:p>
          </table:table-cell>
          <table:table-cell table:number-columns-repeated="2"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Rechercher suivante</text:p>
          </table:table-cell>
        </table:table-row>
        <table:table-row table:style-name="ro1">
          <table:table-cell office:value-type="string">
            <text:p>5.DlgAbbreviations.BtnFindNext.Label</text:p>
          </table:table-cell>
          <table:table-cell office:value-type="string">
            <text:p>&amp;amp;36.DlgAbbreviations.BtnFindNext.Label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Rechercher suivante</text:p>
          </table:table-cell>
        </table:table-row>
        <table:table-row table:style-name="ro1">
          <table:table-cell office:value-type="string">
            <text:p>98.DlgExGrab.optSearchRefNum.Label</text:p>
          </table:table-cell>
          <table:table-cell office:value-type="string">
            <text:p>&amp;amp;290.DlgExGrab.optSearchRefNum.Label</text:p>
          </table:table-cell>
          <table:table-cell office:value-type="string">
            <text:p>Search for #ref numbers, for example #ABC.001</text:p>
          </table:table-cell>
          <table:table-cell office:value-type="string">
            <text:p>Buscar de n\u00fameros de ref #, por ejemplo #ABC.001</text:p>
          </table:table-cell>
          <table:table-cell office:value-type="string">
            <text:p>Chercher des n\u00b0s de r\u00e9f., par exemple #ABC.001</text:p>
          </table:table-cell>
        </table:table-row>
        <table:table-row table:style-name="ro1">
          <table:table-cell office:value-type="string">
            <text:p>14.DlgAbbreviations.LabelSearchUsed.Label</text:p>
          </table:table-cell>
          <table:table-cell office:value-type="string">
            <text:p>&amp;amp;15.DlgAbbreviations.Label4.Label</text:p>
          </table:table-cell>
          <table:table-cell office:value-type="string">
            <text:p>Search for other abbreviations used</text:p>
          </table:table-cell>
          <table:table-cell office:value-type="string">
            <text:p>Buscar otras abreviaturas utilizadas</text:p>
          </table:table-cell>
          <table:table-cell office:value-type="string">
            <text:p>Rechercher d'autres abr\u00e9viations utilis\u00e9es</text:p>
          </table:table-cell>
        </table:table-row>
        <table:table-row table:style-name="ro1">
          <table:table-cell office:value-type="string">
            <text:p>95.DlgExGrab.ChkStartFromBeginning.Label</text:p>
          </table:table-cell>
          <table:table-cell office:value-type="string">
            <text:p>&amp;amp;266.DlgExGrab.ChkStartFromBeginning.Label</text:p>
          </table:table-cell>
          <table:table-cell office:value-type="string">
            <text:p>Search from beginning</text:p>
          </table:table-cell>
          <table:table-cell office:value-type="string">
            <text:p>Buscar desde el principio</text:p>
          </table:table-cell>
          <table:table-cell office:value-type="string">
            <text:p>Rechercher \u00e0 partir du d\u00e9but</text:p>
          </table:table-cell>
        </table:table-row>
        <table:table-row table:style-name="ro1">
          <table:table-cell office:value-type="string">
            <text:p>127.DlgPhnlgySettings.LabelSelectFile.Label</text:p>
          </table:table-cell>
          <table:table-cell office:value-type="string">
            <text:p>&amp;amp;195.DlgPhnlgySettings.Label1.Label</text:p>
          </table:table-cell>
          <table:table-cell office:value-type="string">
            <text:p>Select data file</text:p>
          </table:table-cell>
          <table:table-cell office:value-type="string">
            <text:p>Seleccionar el archivo de datos</text:p>
          </table:table-cell>
          <table:table-cell office:value-type="string">
            <text:p>S\u00e9lectionner le fichier de donn\u00e9es</text:p>
          </table:table-cell>
        </table:table-row>
        <table:table-row table:style-name="ro1">
          <table:table-cell office:value-type="string">
            <text:p>293.DlgWritingSystem.Title</text:p>
          </table:table-cell>
          <table:table-cell office:value-type="string">
            <text:p>&amp;amp;222.DlgWritingSystem.Title</text:p>
          </table:table-cell>
          <table:table-cell office:value-type="string">
            <text:p>Select writing system</text:p>
          </table:table-cell>
          <table:table-cell office:value-type="string">
            <text:p>Seleccionar sistema de escritura</text:p>
          </table:table-cell>
          <table:table-cell office:value-type="string">
            <text:p>Choisir le syst\u00e8me d'\u00e9criture</text:p>
          </table:table-cell>
        </table:table-row>
        <table:table-row table:style-name="ro1">
          <table:table-cell office:value-type="string">
            <text:p>32.DlgApplyConverter.btnSelect.Label</text:p>
          </table:table-cell>
          <table:table-cell table:number-columns-repeated="2" office:value-type="string">
            <text:p>Select...</text:p>
          </table:table-cell>
          <table:table-cell office:value-type="string">
            <text:p>Seleccionar...</text:p>
          </table:table-cell>
          <table:table-cell office:value-type="string">
            <text:p>S\u00e9l\u00e9ctionner...</text:p>
          </table:table-cell>
        </table:table-row>
        <table:table-row table:style-name="ro1">
          <table:table-cell office:value-type="string">
            <text:p>254.DlgWordListFile.btnSelect.Label</text:p>
          </table:table-cell>
          <table:table-cell table:number-columns-repeated="2" office:value-type="string">
            <text:p>Select...</text:p>
          </table:table-cell>
          <table:table-cell office:value-type="string">
            <text:p>Seleccionar...</text:p>
          </table:table-cell>
          <table:table-cell office:value-type="string">
            <text:p>S\u00e9l\u00e9ctionner...</text:p>
          </table:table-cell>
        </table:table-row>
        <table:table-row table:style-name="ro1">
          <table:table-cell office:value-type="string">
            <text:p>59.DlgDataConversion.BtnSelectConv.Label</text:p>
          </table:table-cell>
          <table:table-cell office:value-type="string">
            <text:p>&amp;amp;94.DlgDataConversion.BtnSelectConv.Label</text:p>
          </table:table-cell>
          <table:table-cell office:value-type="string">
            <text:p>Select...</text:p>
          </table:table-cell>
          <table:table-cell office:value-type="string">
            <text:p>Seleccionar...</text:p>
          </table:table-cell>
          <table:table-cell office:value-type="string">
            <text:p>S\u00e9l\u00e9ctionner...</text:p>
          </table:table-cell>
        </table:table-row>
        <table:table-row table:style-name="ro1">
          <table:table-cell office:value-type="string">
            <text:p>123.DlgPhnlgySettings.BtnSelectWS.Label</text:p>
          </table:table-cell>
          <table:table-cell office:value-type="string">
            <text:p>&amp;amp;203.DlgPhnlgySettings.BtnSelectWS.Label</text:p>
          </table:table-cell>
          <table:table-cell office:value-type="string">
            <text:p>Select...</text:p>
          </table:table-cell>
          <table:table-cell office:value-type="string">
            <text:p>Seleccionar...</text:p>
          </table:table-cell>
          <table:table-cell office:value-type="string">
            <text:p>S\u00e9lectionner</text:p>
          </table:table-cell>
        </table:table-row>
        <table:table-row table:style-name="ro1">
          <table:table-cell office:value-type="string">
            <text:p>205.DlgSpellStep.btnSetCorrection.Label</text:p>
          </table:table-cell>
          <table:table-cell table:number-columns-repeated="2" office:value-type="string">
            <text:p>Set Correction</text:p>
          </table:table-cell>
          <table:table-cell office:value-type="string">
            <text:p>Establecer corrección</text:p>
          </table:table-cell>
          <table:table-cell table:style-name="ce2" office:value-type="string">
            <text:p>Set Correction</text:p>
          </table:table-cell>
        </table:table-row>
        <table:table-row table:style-name="ro1">
          <table:table-cell office:value-type="string">
            <text:p>103.DlgGrammarSettings.BtnFileUpdate.Label</text:p>
          </table:table-cell>
          <table:table-cell office:value-type="string">
            <text:p>&amp;amp;141.DlgGrammarSettings.BtnFileUpdate.Label</text:p>
          </table:table-cell>
          <table:table-cell office:value-type="string">
            <text:p>Set Prefix</text:p>
          </table:table-cell>
          <table:table-cell office:value-type="string">
            <text:p>Establecer prefijo</text:p>
          </table:table-cell>
          <table:table-cell office:value-type="string">
            <text:p>\u00c9tablir pr\u00e9fixe</text:p>
          </table:table-cell>
        </table:table-row>
        <table:table-row table:style-name="ro1">
          <table:table-cell office:value-type="string">
            <text:p>122.DlgPhnlgySettings.Title</text:p>
          </table:table-cell>
          <table:table-cell office:value-type="string">
            <text:p>&amp;amp;193.DlgPhnlgySettings.Title</text:p>
          </table:table-cell>
          <table:table-cell office:value-type="string">
            <text:p>Settings for Phonology</text:p>
          </table:table-cell>
          <table:table-cell office:value-type="string">
            <text:p>Configuraci\u00f3n de fonolog\u00eda</text:p>
          </table:table-cell>
          <table:table-cell office:value-type="string">
            <text:p>Configuration de phonologie</text:p>
          </table:table-cell>
        </table:table-row>
        <table:table-row table:style-name="ro1">
          <table:table-cell office:value-type="string">
            <text:p>47.DlgChangerMaker.lblSFMarkers.Label</text:p>
          </table:table-cell>
          <table:table-cell office:value-type="string">
            <text:p>&amp;amp;1057.DlgChangerMaker.lblSFMarkers.Label</text:p>
          </table:table-cell>
          <table:table-cell office:value-type="string">
            <text:p>SF markers to change:</text:p>
          </table:table-cell>
          <table:table-cell office:value-type="string">
            <text:p>Marcador SFM para cambiar:</text:p>
          </table:table-cell>
          <table:table-cell table:style-name="ce2" office:value-type="string">
            <text:p>SF markers to change:</text:p>
          </table:table-cell>
        </table:table-row>
        <table:table-row table:style-name="ro1">
          <table:table-cell office:value-type="string">
            <text:p>199.DlgSpellSearch.optSFM.Label</text:p>
          </table:table-cell>
          <table:table-cell table:number-columns-repeated="2" office:value-type="string">
            <text:p>SFM marker</text:p>
          </table:table-cell>
          <table:table-cell office:value-type="string">
            <text:p>Marcador SFM</text:p>
          </table:table-cell>
          <table:table-cell table:style-name="ce2" office:value-type="string">
            <text:p>SFM marker</text:p>
          </table:table-cell>
        </table:table-row>
        <table:table-row table:style-name="ro1">
          <table:table-cell office:value-type="string">
            <text:p>264.DlgWordListFile.lblSFM.Label</text:p>
          </table:table-cell>
          <table:table-cell table:number-columns-repeated="2" office:value-type="string">
            <text:p>SFM marker:</text:p>
          </table:table-cell>
          <table:table-cell office:value-type="string">
            <text:p>Marcador SFM</text:p>
          </table:table-cell>
          <table:table-cell table:style-name="ce2" office:value-type="string">
            <text:p>SFM marker</text:p>
          </table:table-cell>
        </table:table-row>
        <table:table-row table:style-name="ro1">
          <table:table-cell office:value-type="string">
            <text:p>126.DlgPhnlgySettings.CheckboxBrackets.Label</text:p>
          </table:table-cell>
          <table:table-cell office:value-type="string">
            <text:p>&amp;amp;205.DlgPhnlgySettings.CheckboxBrackets.Label</text:p>
          </table:table-cell>
          <table:table-cell office:value-type="string">
            <text:p>Show phonemic in / / and phonetic in [ ]</text:p>
          </table:table-cell>
          <table:table-cell office:value-type="string">
            <text:p>Mostrar fonemas en / / y fon\u00e9ticas en []</text:p>
          </table:table-cell>
          <table:table-cell office:value-type="string">
            <text:p>Afficher le phon\u00e9mique entre / / et le phon\u00e9tique entre [ ]</text:p>
          </table:table-cell>
        </table:table-row>
        <table:table-row table:style-name="ro1">
          <table:table-cell office:value-type="string">
            <text:p>213.DlgSpellStep.lblSimilarWords.Label</text:p>
          </table:table-cell>
          <table:table-cell office:value-type="string">
            <text:p>Similar Word Set:</text:p>
          </table:table-cell>
          <table:table-cell table:style-name="ce3" office:value-type="string">
            <text:p>Similar Word Set:</text:p>
          </table:table-cell>
          <table:table-cell office:value-type="string">
            <text:p>Lista de palabras similares:</text:p>
          </table:table-cell>
          <table:table-cell table:style-name="ce3" office:value-type="string">
            <text:p>Similar Word Set:</text:p>
          </table:table-cell>
        </table:table-row>
        <table:table-row table:style-name="ro1">
          <table:table-cell office:value-type="string">
            <text:p>49.DlgChangerMaker.optReplacementCCT.Label</text:p>
          </table:table-cell>
          <table:table-cell office:value-type="string">
            <text:p>&amp;amp;1049.DlgChangerMaker.optReplacementCCT.Label</text:p>
          </table:table-cell>
          <table:table-cell office:value-type="string">
            <text:p>Simple Replacement CC Table</text:p>
          </table:table-cell>
          <table:table-cell office:value-type="string">
            <text:p>Archivo de CC para sustitución simple</text:p>
          </table:table-cell>
          <table:table-cell table:style-name="ce2" office:value-type="string">
            <text:p>Simple Replacement CC Table</text:p>
          </table:table-cell>
        </table:table-row>
        <table:table-row table:style-name="ro1">
          <table:table-cell office:value-type="string">
            <text:p>60.DlgDataConversion.Label1.Label</text:p>
          </table:table-cell>
          <table:table-cell office:value-type="string">
            <text:p>&amp;amp;316.DlgDataConversion.Label1.Label</text:p>
          </table:table-cell>
          <table:table-cell office:value-type="string">
            <text:p>Size:</text:p>
          </table:table-cell>
          <table:table-cell office:value-type="string">
            <text:p>Tama\u00f1o</text:p>
          </table:table-cell>
          <table:table-cell office:value-type="string">
            <text:p>Taille :</text:p>
          </table:table-cell>
        </table:table-row>
        <table:table-row table:style-name="ro1">
          <table:table-cell office:value-type="string">
            <text:p>139.DlgScriptPractice.Label2.Label</text:p>
          </table:table-cell>
          <table:table-cell office:value-type="string">
            <text:p>&amp;amp;340.DlgScriptPractice.Label2.Label</text:p>
          </table:table-cell>
          <table:table-cell office:value-type="string">
            <text:p>Size:</text:p>
          </table:table-cell>
          <table:table-cell office:value-type="string">
            <text:p>Tama\u00f1o:</text:p>
          </table:table-cell>
          <table:table-cell office:value-type="string">
            <text:p>Taille:</text:p>
          </table:table-cell>
        </table:table-row>
        <table:table-row table:style-name="ro1">
          <table:table-cell office:value-type="string">
            <text:p>235.DlgSpellingAdjustments.lblSize.Label</text:p>
          </table:table-cell>
          <table:table-cell table:number-columns-repeated="2" office:value-type="string">
            <text:p>Size:</text:p>
          </table:table-cell>
          <table:table-cell office:value-type="string">
            <text:p>Tama\u00f1o:</text:p>
          </table:table-cell>
          <table:table-cell office:value-type="string">
            <text:p>Taille:</text:p>
          </table:table-cell>
        </table:table-row>
        <table:table-row table:style-name="ro1">
          <table:table-cell office:value-type="string">
            <text:p>178.DlgSpellReplace.btnIgnore.Label</text:p>
          </table:table-cell>
          <table:table-cell table:number-columns-repeated="2" office:value-type="string">
            <text:p>Skip</text:p>
          </table:table-cell>
          <table:table-cell office:value-type="string">
            <text:p>Omitir</text:p>
          </table:table-cell>
          <table:table-cell table:style-name="ce2" office:value-type="string">
            <text:p>Skip</text:p>
          </table:table-cell>
        </table:table-row>
        <table:table-row table:style-name="ro1">
          <table:table-cell office:value-type="string">
            <text:p>34.DlgApplyConverter.chkSkipFirstRow.Label</text:p>
          </table:table-cell>
          <table:table-cell table:number-columns-repeated="2" office:value-type="string">
            <text:p>Skip first row (heading)</text:p>
          </table:table-cell>
          <table:table-cell office:value-type="string">
            <text:p>Omitir primera fila (título)</text:p>
          </table:table-cell>
          <table:table-cell table:style-name="ce2" office:value-type="string">
            <text:p>Skip first row (heading)</text:p>
          </table:table-cell>
        </table:table-row>
        <table:table-row table:style-name="ro1">
          <table:table-cell office:value-type="string">
            <text:p>256.DlgWordListFile.checkboxSkipFirstRow.Label</text:p>
          </table:table-cell>
          <table:table-cell table:number-columns-repeated="2" office:value-type="string">
            <text:p>Skip first row when reading spreadsheets</text:p>
          </table:table-cell>
          <table:table-cell office:value-type="string">
            <text:p>Omitir primera fila al leer las hojas de cálculo</text:p>
          </table:table-cell>
          <table:table-cell table:style-name="ce2" office:value-type="string">
            <text:p>Skip first row when reading spreadsheets</text:p>
          </table:table-cell>
        </table:table-row>
        <table:table-row table:style-name="ro1">
          <table:table-cell office:value-type="string">
            <text:p>259.DlgWordListFile.lblAddItem.Label</text:p>
          </table:table-cell>
          <table:table-cell table:number-columns-repeated="2" office:value-type="string">
            <text:p>Specify what to find, then press Add item.</text:p>
          </table:table-cell>
          <table:table-cell office:value-type="string">
            <text:p>Especifique qué buscar y pulse Añadir elemento.</text:p>
          </table:table-cell>
          <table:table-cell table:style-name="ce2" office:value-type="string">
            <text:p>Specify what to find, then press Add item.</text:p>
          </table:table-cell>
        </table:table-row>
        <table:table-row table:style-name="ro1">
          <table:table-cell office:value-type="string">
            <text:p>172.DlgSpellReplace.Title</text:p>
          </table:table-cell>
          <table:table-cell office:value-type="string">
            <text:p>&amp;amp;881.DlgSpellReplace.Title</text:p>
          </table:table-cell>
          <table:table-cell office:value-type="string">
            <text:p>Spell Check</text:p>
          </table:table-cell>
          <table:table-cell office:value-type="string">
            <text:p>Comprobar ortografía</text:p>
          </table:table-cell>
          <table:table-cell table:style-name="ce2" office:value-type="string">
            <text:p>Spell Check</text:p>
          </table:table-cell>
        </table:table-row>
        <table:table-row table:style-name="ro1">
          <table:table-cell office:value-type="string">
            <text:p>200.DlgSpellSearch.optSpellcheck.Label</text:p>
          </table:table-cell>
          <table:table-cell office:value-type="string">
            <text:p>&amp;amp;1131.DlgSpellSearch.optSpellcheck.Label</text:p>
          </table:table-cell>
          <table:table-cell office:value-type="string">
            <text:p>Spell Check by Good List</text:p>
          </table:table-cell>
          <table:table-cell office:value-type="string">
            <text:p>Revisión ortográfica por Good List</text:p>
          </table:table-cell>
          <table:table-cell table:style-name="ce2" office:value-type="string">
            <text:p>Spell Check by Good List</text:p>
          </table:table-cell>
        </table:table-row>
        <table:table-row table:style-name="ro1">
          <table:table-cell office:value-type="string">
            <text:p>217.DlgSpellingAdjustments.Title</text:p>
          </table:table-cell>
          <table:table-cell office:value-type="string">
            <text:p>&amp;amp;681.DlgSpellingAdjustments.Title</text:p>
          </table:table-cell>
          <table:table-cell office:value-type="string">
            <text:p>Spelling Character Comparison</text:p>
          </table:table-cell>
          <table:table-cell office:value-type="string">
            <text:p>Comparación de carácter ortografía</text:p>
          </table:table-cell>
          <table:table-cell table:style-name="ce2" office:value-type="string">
            <text:p>Spelling Character Comparison</text:p>
          </table:table-cell>
        </table:table-row>
        <table:table-row table:style-name="ro1">
          <table:table-cell office:value-type="string">
            <text:p>183.DlgSpellSearch.Title</text:p>
          </table:table-cell>
          <table:table-cell office:value-type="string">
            <text:p>&amp;amp;780.DlgSpellSearch.Title</text:p>
          </table:table-cell>
          <table:table-cell office:value-type="string">
            <text:p>Spelling Search Options</text:p>
          </table:table-cell>
          <table:table-cell office:value-type="string">
            <text:p>Opciones de Búsqueda Ortografía</text:p>
          </table:table-cell>
          <table:table-cell table:style-name="ce2" office:value-type="string">
            <text:p>Spelling Search Options</text:p>
          </table:table-cell>
        </table:table-row>
        <table:table-row table:style-name="ro1">
          <table:table-cell office:value-type="string">
            <text:p>257.DlgWordListFile.chkSplitByWhitespace.Label</text:p>
          </table:table-cell>
          <table:table-cell table:number-columns-repeated="2" office:value-type="string">
            <text:p>Split phrases into words by space</text:p>
          </table:table-cell>
          <table:table-cell office:value-type="string">
            <text:p>Dividir las frases en palabras por espacios</text:p>
          </table:table-cell>
          <table:table-cell table:style-name="ce2" office:value-type="string">
            <text:p>Split phrases into words by space</text:p>
          </table:table-cell>
        </table:table-row>
        <table:table-row table:style-name="ro1">
          <table:table-cell office:value-type="string">
            <text:p>83.DlgDataConversion.optTargetFontRegular.Label</text:p>
          </table:table-cell>
          <table:table-cell table:number-columns-repeated="2" office:value-type="string">
            <text:p>Standard</text:p>
          </table:table-cell>
          <table:table-cell office:value-type="string">
            <text:p>Estándar </text:p>
          </table:table-cell>
          <table:table-cell table:style-name="ce2" office:value-type="string">
            <text:p>Standard</text:p>
          </table:table-cell>
        </table:table-row>
        <table:table-row table:style-name="ro1">
          <table:table-cell office:value-type="string">
            <text:p>268.DlgWordListFile.optFontWestern.Label</text:p>
          </table:table-cell>
          <table:table-cell table:number-columns-repeated="2" office:value-type="string">
            <text:p>Standard</text:p>
          </table:table-cell>
          <table:table-cell office:value-type="string">
            <text:p>Estándar </text:p>
          </table:table-cell>
          <table:table-cell table:style-name="ce2" office:value-type="string">
            <text:p>Standard</text:p>
          </table:table-cell>
        </table:table-row>
        <table:table-row table:style-name="ro1">
          <table:table-cell office:value-type="string">
            <text:p>74.DlgDataConversion.optScopeFontRegular.Label</text:p>
          </table:table-cell>
          <table:table-cell table:number-columns-repeated="2" office:value-type="string">
            <text:p>Standard</text:p>
          </table:table-cell>
          <table:table-cell office:value-type="string">
            <text:p>Estándar </text:p>
          </table:table-cell>
          <table:table-cell table:style-name="ce2" office:value-type="string">
            <text:p>Standard</text:p>
          </table:table-cell>
        </table:table-row>
        <table:table-row table:style-name="ro1">
          <table:table-cell office:value-type="string">
            <text:p>196.DlgSpellSearch.optFontTypeWestern.Label</text:p>
          </table:table-cell>
          <table:table-cell office:value-type="string">
            <text:p>Western</text:p>
          </table:table-cell>
          <table:table-cell office:value-type="string">
            <text:p>Standard</text:p>
          </table:table-cell>
          <table:table-cell office:value-type="string">
            <text:p>Estándar </text:p>
          </table:table-cell>
          <table:table-cell table:style-name="ce2" office:value-type="string">
            <text:p>Standard</text:p>
          </table:table-cell>
        </table:table-row>
        <table:table-row table:style-name="ro1">
          <table:table-cell office:value-type="string">
            <text:p>21.DlgAbbreviations.chkStartFromBeginning.Label</text:p>
          </table:table-cell>
          <table:table-cell office:value-type="string">
            <text:p>&amp;amp;62.DlgAbbreviations.chkStartFromBeginning.Label</text:p>
          </table:table-cell>
          <table:table-cell office:value-type="string">
            <text:p>Start from beginning</text:p>
          </table:table-cell>
          <table:table-cell office:value-type="string">
            <text:p>Iniciar desde el principio</text:p>
          </table:table-cell>
          <table:table-cell office:value-type="string">
            <text:p>\u00c0 partir du d\u00e9but</text:p>
          </table:table-cell>
        </table:table-row>
        <table:table-row table:style-name="ro1">
          <table:table-cell office:value-type="string">
            <text:p>203.DlgSpellStep.Title</text:p>
          </table:table-cell>
          <table:table-cell office:value-type="string">
            <text:p>&amp;amp;934.DlgSpellStep.Title</text:p>
          </table:table-cell>
          <table:table-cell office:value-type="string">
            <text:p>Step Through List</text:p>
          </table:table-cell>
          <table:table-cell office:value-type="string">
            <text:p>Pasar a través de la lista</text:p>
          </table:table-cell>
          <table:table-cell table:style-name="ce2" office:value-type="string">
            <text:p>Step Through List</text:p>
          </table:table-cell>
        </table:table-row>
        <table:table-row table:style-name="ro1">
          <table:table-cell office:value-type="string">
            <text:p>25.DlgAbbreviations.optSearchSuffix.Label</text:p>
          </table:table-cell>
          <table:table-cell office:value-type="string">
            <text:p>&amp;amp;56.DlgAbbreviations.optSearchSuffix.Label</text:p>
          </table:table-cell>
          <table:table-cell office:value-type="string">
            <text:p>Suffixes only</text:p>
          </table:table-cell>
          <table:table-cell office:value-type="string">
            <text:p>Sufijos s\u00f3lo</text:p>
          </table:table-cell>
          <table:table-cell office:value-type="string">
            <text:p>Seuls des suffixes</text:p>
          </table:table-cell>
        </table:table-row>
        <table:table-row table:style-name="ro1">
          <table:table-cell office:value-type="string">
            <text:p>182.DlgSpellReplace.lblSuggestions.Label</text:p>
          </table:table-cell>
          <table:table-cell office:value-type="string">
            <text:p>Suggestions:</text:p>
          </table:table-cell>
          <table:table-cell table:style-name="ce3" office:value-type="string">
            <text:p>Suggestions:</text:p>
          </table:table-cell>
          <table:table-cell office:value-type="string">
            <text:p>Sugerencias:</text:p>
          </table:table-cell>
          <table:table-cell table:style-name="ce3" office:value-type="string">
            <text:p>Suggestions:</text:p>
          </table:table-cell>
        </table:table-row>
        <table:table-row table:style-name="ro1">
          <table:table-cell office:value-type="string">
            <text:p>158.DlgScriptPractice.lblNumSyllables.Label</text:p>
          </table:table-cell>
          <table:table-cell office:value-type="string">
            <text:p>&amp;amp;408.DlgScriptPractice.lblNumSyllables.Label</text:p>
          </table:table-cell>
          <table:table-cell office:value-type="string">
            <text:p>Syllables per Word</text:p>
          </table:table-cell>
          <table:table-cell office:value-type="string">
            <text:p>S\u00edlabas por palabra</text:p>
          </table:table-cell>
          <table:table-cell office:value-type="string">
            <text:p>Syllabes par mot</text:p>
          </table:table-cell>
        </table:table-row>
        <table:table-row table:style-name="ro1">
          <table:table-cell office:value-type="string">
            <text:p>110.DlgGrammarSettings.OptionMethodTables.Label</text:p>
          </table:table-cell>
          <table:table-cell office:value-type="string">
            <text:p>&amp;amp;147.DlgGrammarSettings.OptionMethodTables.Label</text:p>
          </table:table-cell>
          <table:table-cell office:value-type="string">
            <text:p>Tables</text:p>
          </table:table-cell>
          <table:table-cell office:value-type="string">
            <text:p>Tablas</text:p>
          </table:table-cell>
          <table:table-cell office:value-type="string">
            <text:p>Tableaux</text:p>
          </table:table-cell>
        </table:table-row>
        <table:table-row table:style-name="ro1">
          <table:table-cell office:value-type="string">
            <text:p>120.DlgGrammarSettings.chkTextLine.Label</text:p>
          </table:table-cell>
          <table:table-cell office:value-type="string">
            <text:p>&amp;amp;169.DlgGrammarSettings.chkTextLine.Label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140.DlgScriptPractice.Label4.Label</text:p>
          </table:table-cell>
          <table:table-cell office:value-type="string">
            <text:p>&amp;amp;398.DlgScriptPractice.Label4.Label</text:p>
          </table:table-cell>
          <table:table-cell office:value-type="string">
            <text:p>To enter non-roman script, please activate the unicode keyboard layout software of your choice (for example InKey, Keyman, iBus, MSKLC)</text:p>
          </table:table-cell>
          <table:table-cell office:value-type="string">
            <text:p>Para ingresar caracteres no-romanos, por favor activar el software de dise\u00f1o de teclado unicode de su elecci\u00f3n (por ejemplo InKey, Keyman, iBus, MSKLC)</text:p>
          </table:table-cell>
          <table:table-cell office:value-type="string">
            <text:p>Pour saisir dans une \u00e9criture non-romaine, veuillez activer un logiciel de clavier (par exemple, InKey, Keyman, iBus, MSKLC) pour taper les caract\u00e8res Unicode</text:p>
          </table:table-cell>
        </table:table-row>
        <table:table-row table:style-name="ro1">
          <table:table-cell office:value-type="string">
            <text:p>141.DlgScriptPractice.Label5.Label</text:p>
          </table:table-cell>
          <table:table-cell office:value-type="string">
            <text:p>&amp;amp;374.DlgScriptPractice.Label5.Label</text:p>
          </table:table-cell>
          <table:table-cell office:value-type="string">
            <text:p>Total Answers:</text:p>
          </table:table-cell>
          <table:table-cell office:value-type="string">
            <text:p>Total de respuestas:</text:p>
          </table:table-cell>
          <table:table-cell office:value-type="string">
            <text:p>R\u00e9sultat des r\u00e9ponses:</text:p>
          </table:table-cell>
        </table:table-row>
        <table:table-row table:style-name="ro1">
          <table:table-cell office:value-type="string">
            <text:p>246.DlgWordListFile.Label1.Label</text:p>
          </table:table-cell>
          <table:table-cell office:value-type="string">
            <text:p>Type of file</text:p>
          </table:table-cell>
          <table:table-cell table:style-name="ce3" office:value-type="string">
            <text:p>Type of file</text:p>
          </table:table-cell>
          <table:table-cell office:value-type="string">
            <text:p>Tipo de archivo</text:p>
          </table:table-cell>
          <table:table-cell table:style-name="ce3" office:value-type="string">
            <text:p>Type of file</text:p>
          </table:table-cell>
        </table:table-row>
        <table:table-row table:style-name="ro1">
          <table:table-cell office:value-type="string">
            <text:p>8.DlgAbbreviations.BtnUpdateAbbrev.Label</text:p>
          </table:table-cell>
          <table:table-cell office:value-type="string">
            <text:p>&amp;amp;26.DlgAbbreviations.BtnUpdateAbbrev.Label</text:p>
          </table:table-cell>
          <table:table-cell office:value-type="string">
            <text:p>Update</text:p>
          </table:table-cell>
          <table:table-cell office:value-type="string">
            <text:p>Actualizar</text:p>
          </table:table-cell>
          <table:table-cell office:value-type="string">
            <text:p>Actualiser</text:p>
          </table:table-cell>
        </table:table-row>
        <table:table-row table:style-name="ro1">
          <table:table-cell office:value-type="string">
            <text:p>97.DlgExGrab.optSearchExisting.Label</text:p>
          </table:table-cell>
          <table:table-cell office:value-type="string">
            <text:p>&amp;amp;292.DlgExGrab.optSearchExisting.Label</text:p>
          </table:table-cell>
          <table:table-cell office:value-type="string">
            <text:p>Update existing examples</text:p>
          </table:table-cell>
          <table:table-cell office:value-type="string">
            <text:p>Actualizar los ejemplos</text:p>
          </table:table-cell>
          <table:table-cell office:value-type="string">
            <text:p>Mettre \u00e0 jour les exemples existants</text:p>
          </table:table-cell>
        </table:table-row>
        <table:table-row table:style-name="ro1">
          <table:table-cell office:value-type="string">
            <text:p>20.DlgAbbreviations.chkSearchUpperCase.Label</text:p>
          </table:table-cell>
          <table:table-cell office:value-type="string">
            <text:p>&amp;amp;54.DlgAbbreviations.chkSearchUpperCase.Label</text:p>
          </table:table-cell>
          <table:table-cell office:value-type="string">
            <text:p>Upper case only</text:p>
          </table:table-cell>
          <table:table-cell office:value-type="string">
            <text:p>May\u00fasculas s\u00f3lo</text:p>
          </table:table-cell>
          <table:table-cell office:value-type="string">
            <text:p>Seuls des majuscules</text:p>
          </table:table-cell>
        </table:table-row>
        <table:table-row table:style-name="ro1">
          <table:table-cell office:value-type="string">
            <text:p>229.DlgSpellingAdjustments.chkVowelGlides.Label</text:p>
          </table:table-cell>
          <table:table-cell table:number-columns-repeated="2" office:value-type="string">
            <text:p>Vowel Glides</text:p>
          </table:table-cell>
          <table:table-cell office:value-type="string">
            <text:p>Superíndice semivocales</text:p>
          </table:table-cell>
          <table:table-cell table:style-name="ce2" office:value-type="string">
            <text:p>Vowel Glides</text:p>
          </table:table-cell>
        </table:table-row>
        <table:table-row table:style-name="ro1">
          <table:table-cell office:value-type="string">
            <text:p>230.DlgSpellingAdjustments.chkVowelLength.Label</text:p>
          </table:table-cell>
          <table:table-cell table:number-columns-repeated="2" office:value-type="string">
            <text:p>Vowel Length</text:p>
          </table:table-cell>
          <table:table-cell office:value-type="string">
            <text:p>Duración de la vocal</text:p>
          </table:table-cell>
          <table:table-cell table:style-name="ce2" office:value-type="string">
            <text:p>Vowel Length</text:p>
          </table:table-cell>
        </table:table-row>
        <table:table-row table:style-name="ro1">
          <table:table-cell office:value-type="string">
            <text:p>261.DlgWordListFile.lblFields.Label</text:p>
          </table:table-cell>
          <table:table-cell table:number-columns-repeated="2" office:value-type="string">
            <text:p>What to find:</text:p>
          </table:table-cell>
          <table:table-cell office:value-type="string">
            <text:p>Que buscar:</text:p>
          </table:table-cell>
          <table:table-cell table:style-name="ce2" office:value-type="string">
            <text:p>What to find:</text:p>
          </table:table-cell>
        </table:table-row>
        <table:table-row table:style-name="ro1">
          <table:table-cell office:value-type="string">
            <text:p>78.DlgDataConversion.optScopeWholeDoc.Label</text:p>
          </table:table-cell>
          <table:table-cell office:value-type="string">
            <text:p>&amp;amp;72.DlgDataConversion.optScopeWholeDoc.Label</text:p>
          </table:table-cell>
          <table:table-cell office:value-type="string">
            <text:p>Whole Document</text:p>
          </table:table-cell>
          <table:table-cell office:value-type="string">
            <text:p>Documento completo</text:p>
          </table:table-cell>
          <table:table-cell office:value-type="string">
            <text:p>Document entier</text:p>
          </table:table-cell>
        </table:table-row>
        <table:table-row table:style-name="ro1">
          <table:table-cell office:value-type="string">
            <text:p>201.DlgSpellSearch.optWholeDoc.Label</text:p>
          </table:table-cell>
          <table:table-cell table:number-columns-repeated="2" office:value-type="string">
            <text:p>Whole Document</text:p>
          </table:table-cell>
          <table:table-cell office:value-type="string">
            <text:p>Documento completo</text:p>
          </table:table-cell>
          <table:table-cell office:value-type="string">
            <text:p>Document entier</text:p>
          </table:table-cell>
        </table:table-row>
        <table:table-row table:style-name="ro1">
          <table:table-cell office:value-type="string">
            <text:p>237.DlgWordList.Title</text:p>
          </table:table-cell>
          <table:table-cell office:value-type="string">
            <text:p>&amp;amp;435.DlgWordList.Title</text:p>
          </table:table-cell>
          <table:table-cell office:value-type="string">
            <text:p>Word List</text:p>
          </table:table-cell>
          <table:table-cell office:value-type="string">
            <text:p>Lista de Palabras</text:p>
          </table:table-cell>
          <table:table-cell table:style-name="ce2" office:value-type="string">
            <text:p>Word List</text:p>
          </table:table-cell>
        </table:table-row>
        <table:table-row table:style-name="ro1">
          <table:table-cell office:value-type="string">
            <text:p>189.DlgSpellSearch.lblFile.Label</text:p>
          </table:table-cell>
          <table:table-cell office:value-type="string">
            <text:p>Word List (Calc spreadsheet)</text:p>
          </table:table-cell>
          <table:table-cell table:style-name="ce3" office:value-type="string">
            <text:p>Word List (Calc spreadsheet)</text:p>
          </table:table-cell>
          <table:table-cell office:value-type="string">
            <text:p>Lista de Palabras (hoja de cálculo)</text:p>
          </table:table-cell>
          <table:table-cell table:style-name="ce3" office:value-type="string">
            <text:p>Word List (Calc spreadsheet)</text:p>
          </table:table-cell>
        </table:table-row>
        <table:table-row table:style-name="ro1">
          <table:table-cell office:value-type="string">
            <text:p>214.DlgSpellStep.lblWord.Label</text:p>
          </table:table-cell>
          <table:table-cell office:value-type="string">
            <text:p>Word:</text:p>
          </table:table-cell>
          <table:table-cell table:style-name="ce3" office:value-type="string">
            <text:p>Word:</text:p>
          </table:table-cell>
          <table:table-cell office:value-type="string">
            <text:p>Palabra:</text:p>
          </table:table-cell>
          <table:table-cell table:style-name="ce3" office:value-type="string">
            <text:p>Word:</text:p>
          </table:table-cell>
        </table:table-row>
        <table:table-row table:style-name="ro1">
          <table:table-cell office:value-type="string">
            <text:p>265.DlgWordListFile.lblWS.Label</text:p>
          </table:table-cell>
          <table:table-cell table:number-columns-repeated="2" office:value-type="string">
            <text:p>Writing System:</text:p>
          </table:table-cell>
          <table:table-cell office:value-type="string">
            <text:p>Sistema de escritura</text:p>
          </table:table-cell>
          <table:table-cell table:style-name="ce2" office:value-type="string">
            <text:p>Writing System:</text:p>
          </table:table-cell>
        </table:table-row>
        <table:table-row table:style-name="ro1">
          <table:table-cell office:value-type="string">
            <text:p>137.DlgScriptPractice.Label12.Label</text:p>
          </table:table-cell>
          <table:table-cell office:value-type="string">
            <text:p>&amp;amp;378.DlgScriptPractice.Label12.Label</text:p>
          </table:table-cell>
          <table:table-cell office:value-type="string">
            <text:p>Wrong:</text:p>
          </table:table-cell>
          <table:table-cell office:value-type="string">
            <text:p>Incorrecto:</text:p>
          </table:table-cell>
          <table:table-cell office:value-type="string">
            <text:p>Faux:</text:p>
          </table:table-cell>
        </table:table-row>
        <table:table-row table:style-name="ro1">
          <table:table-cell office:value-type="string">
            <text:p>48.DlgChangerMaker.lblXpath.Label</text:p>
          </table:table-cell>
          <table:table-cell office:value-type="string">
            <text:p>&amp;amp;1078.DlgChangerMaker.lblXpath.Label</text:p>
          </table:table-cell>
          <table:table-cell office:value-type="string">
            <text:p>XPath expression for a tag to change:</text:p>
          </table:table-cell>
          <table:table-cell office:value-type="string">
            <text:p>Xpath expresión de un tag para el cambio: </text:p>
          </table:table-cell>
          <table:table-cell table:style-name="ce2" office:value-type="string">
            <text:p>XPath expression for a tag to change:</text:p>
          </table:table-cell>
        </table:table-row>
        <table:table-row table:style-name="ro1">
          <table:table-cell office:value-type="string">
            <text:p>51.DlgChangerMaker.optXSLT.Label</text:p>
          </table:table-cell>
          <table:table-cell office:value-type="string">
            <text:p>&amp;amp;1065.DlgChangerMaker.optXSLT.Label</text:p>
          </table:table-cell>
          <table:table-cell office:value-type="string">
            <text:p>XSLT to run on an XML data file</text:p>
          </table:table-cell>
          <table:table-cell office:value-type="string">
            <text:p>XSLT para ejecutarse en un archivo de datos XML</text:p>
          </table:table-cell>
          <table:table-cell table:style-name="ce2" office:value-type="string">
            <text:p>XSLT to run on an XML data file</text:p>
          </table:table-cell>
        </table:table-row>
        <table:table-row table:style-name="ro1">
          <table:table-cell office:value-type="string">
            <text:p>9.DlgAbbreviations.FixedLine1.Label</text:p>
          </table:table-cell>
          <table:table-cell office:value-type="string">
            <text:p>&amp;amp;3.DlgAbbreviations.FixedLine1.Label</text:p>
          </table:table-cell>
          <table:table-cell table:number-columns-repeated="3"/>
        </table:table-row>
        <table:table-row table:style-name="ro1">
          <table:table-cell office:value-type="string">
            <text:p>10.DlgAbbreviations.FixedLine2.Label</text:p>
          </table:table-cell>
          <table:table-cell office:value-type="string">
            <text:p>&amp;amp;13.DlgAbbreviations.FixedLine2.Label</text:p>
          </table:table-cell>
          <table:table-cell table:number-columns-repeated="3"/>
        </table:table-row>
        <table:table-row table:style-name="ro1">
          <table:table-cell office:value-type="string">
            <text:p>18.DlgAbbreviations.TxtMaxSearchLength.Label</text:p>
          </table:table-cell>
          <table:table-cell office:value-type="string">
            <text:p>&amp;amp;52.DlgAbbreviations.TxtMaxSearchLength.Text</text:p>
          </table:table-cell>
          <table:table-cell table:number-columns-repeated="3"/>
        </table:table-row>
        <table:table-row table:style-name="ro1">
          <table:table-cell office:value-type="string">
            <text:p>22.DlgAbbreviations.cmbxSearchParaStyle.Label</text:p>
          </table:table-cell>
          <table:table-cell office:value-type="string">
            <text:p>&amp;amp;50.DlgAbbreviations.cmbxSearchParaStyle.Text</text:p>
          </table:table-cell>
          <table:table-cell table:number-columns-repeated="3"/>
        </table:table-row>
        <table:table-row table:style-name="ro1">
          <table:table-cell office:value-type="string">
            <text:p>26.DlgAbbreviations.txtAbbrev.Label</text:p>
          </table:table-cell>
          <table:table-cell office:value-type="string">
            <text:p>&amp;amp;42.DlgAbbreviations.txtAbbrev.Text</text:p>
          </table:table-cell>
          <table:table-cell table:number-columns-repeated="3"/>
        </table:table-row>
        <table:table-row table:style-name="ro1">
          <table:table-cell office:value-type="string">
            <text:p>27.DlgAbbreviations.txtFullName.Label</text:p>
          </table:table-cell>
          <table:table-cell office:value-type="string">
            <text:p>&amp;amp;40.DlgAbbreviations.txtFullName.Text</text:p>
          </table:table-cell>
          <table:table-cell table:number-columns-repeated="3"/>
        </table:table-row>
        <table:table-row table:style-name="ro1">
          <table:table-cell office:value-type="string">
            <text:p>28.DlgAbbreviations.txtOccurrences.Label</text:p>
          </table:table-cell>
          <table:table-cell office:value-type="string">
            <text:p>&amp;amp;46.DlgAbbreviations.txtOccurrences.Text</text:p>
          </table:table-cell>
          <table:table-cell table:number-columns-repeated="3"/>
        </table:table-row>
        <table:table-row table:style-name="ro1">
          <table:table-cell office:value-type="string">
            <text:p>52.DlgChangerMaker.txtFilePath.Label</text:p>
          </table:table-cell>
          <table:table-cell office:value-type="string">
            <text:p>&amp;amp;1099.DlgChangerMaker.txtFilePath.Text</text:p>
          </table:table-cell>
          <table:table-cell table:number-columns-repeated="3"/>
        </table:table-row>
        <table:table-row table:style-name="ro1">
          <table:table-cell office:value-type="string">
            <text:p>53.DlgChangerMaker.txtSFMarkers.Label</text:p>
          </table:table-cell>
          <table:table-cell office:value-type="string">
            <text:p>&amp;amp;1061.DlgChangerMaker.txtSFMarkers.Text</text:p>
          </table:table-cell>
          <table:table-cell table:number-columns-repeated="3"/>
        </table:table-row>
        <table:table-row table:style-name="ro1">
          <table:table-cell office:value-type="string">
            <text:p>54.DlgChangerMaker.txtXpath.Label</text:p>
          </table:table-cell>
          <table:table-cell office:value-type="string">
            <text:p>&amp;amp;1082.DlgChangerMaker.txtXpath.Text</text:p>
          </table:table-cell>
          <table:table-cell table:number-columns-repeated="3"/>
        </table:table-row>
        <table:table-row table:style-name="ro1">
          <table:table-cell office:value-type="string">
            <text:p>64.DlgDataConversion.cmbxScopeCharStyle.Label</text:p>
          </table:table-cell>
          <table:table-cell office:value-type="string">
            <text:p>&amp;amp;332.DlgDataConversion.cmbxScopeCharStyle.Text</text:p>
          </table:table-cell>
          <table:table-cell table:number-columns-repeated="3"/>
        </table:table-row>
        <table:table-row table:style-name="ro1">
          <table:table-cell office:value-type="string">
            <text:p>65.DlgDataConversion.cmbxScopeFont.Label</text:p>
          </table:table-cell>
          <table:table-cell office:value-type="string">
            <text:p>&amp;amp;82.DlgDataConversion.cmbxScopeFont.Text</text:p>
          </table:table-cell>
          <table:table-cell table:number-columns-repeated="3"/>
        </table:table-row>
        <table:table-row table:style-name="ro1">
          <table:table-cell office:value-type="string">
            <text:p>66.DlgDataConversion.cmbxScopeParaStyle.Label</text:p>
          </table:table-cell>
          <table:table-cell office:value-type="string">
            <text:p>&amp;amp;330.DlgDataConversion.cmbxScopeParaStyle.Text</text:p>
          </table:table-cell>
          <table:table-cell table:number-columns-repeated="3"/>
        </table:table-row>
        <table:table-row table:style-name="ro1">
          <table:table-cell office:value-type="string">
            <text:p>67.DlgDataConversion.cmbxTargetCharStyle.Label</text:p>
          </table:table-cell>
          <table:table-cell office:value-type="string">
            <text:p>&amp;amp;259.DlgDataConversion.cmbxTargetCharStyle.Text</text:p>
          </table:table-cell>
          <table:table-cell table:number-columns-repeated="3"/>
        </table:table-row>
        <table:table-row table:style-name="ro1">
          <table:table-cell office:value-type="string">
            <text:p>68.DlgDataConversion.cmbxTargetParaStyle.Label</text:p>
          </table:table-cell>
          <table:table-cell office:value-type="string">
            <text:p>&amp;amp;92.DlgDataConversion.cmbxTargetParaStyle.Text</text:p>
          </table:table-cell>
          <table:table-cell table:number-columns-repeated="3"/>
        </table:table-row>
        <table:table-row table:style-name="ro1">
          <table:table-cell office:value-type="string">
            <text:p>86.DlgDataConversion.txbxSFM.Label</text:p>
          </table:table-cell>
          <table:table-cell office:value-type="string">
            <text:p>&amp;amp;80.DlgDataConversion.txbxSFM.Text</text:p>
          </table:table-cell>
          <table:table-cell table:number-columns-repeated="3"/>
        </table:table-row>
        <table:table-row table:style-name="ro1">
          <table:table-cell office:value-type="string">
            <text:p>87.DlgDataConversion.txtCnvtrName.Label</text:p>
          </table:table-cell>
          <table:table-cell office:value-type="string">
            <text:p>&amp;amp;66.DlgDataConversion.txtCnvtrName.Text</text:p>
          </table:table-cell>
          <table:table-cell table:number-columns-repeated="3"/>
        </table:table-row>
        <table:table-row table:style-name="ro1">
          <table:table-cell office:value-type="string">
            <text:p>88.DlgDataConversion.txtFontSize.Label</text:p>
          </table:table-cell>
          <table:table-cell office:value-type="string">
            <text:p>&amp;amp;318.DlgDataConversion.txtFontSize.Text</text:p>
          </table:table-cell>
          <table:table-cell table:number-columns-repeated="3"/>
        </table:table-row>
        <table:table-row table:style-name="ro1">
          <table:table-cell office:value-type="string">
            <text:p>96.DlgExGrab.TxtRefnum.Label</text:p>
          </table:table-cell>
          <table:table-cell office:value-type="string">
            <text:p>&amp;amp;276.DlgExGrab.TxtRefnum.Text</text:p>
          </table:table-cell>
          <table:table-cell table:number-columns-repeated="3"/>
        </table:table-row>
        <table:table-row table:style-name="ro1">
          <table:table-cell office:value-type="string">
            <text:p>111.DlgGrammarSettings.TxtNumColWidth.Label</text:p>
          </table:table-cell>
          <table:table-cell office:value-type="string">
            <text:p>&amp;amp;149.DlgGrammarSettings.TxtNumColWidth.Text</text:p>
          </table:table-cell>
          <table:table-cell table:number-columns-repeated="3"/>
        </table:table-row>
        <table:table-row table:style-name="ro1">
          <table:table-cell office:value-type="string">
            <text:p>112.DlgGrammarSettings.TxtRefPrefix.Label</text:p>
          </table:table-cell>
          <table:table-cell office:value-type="string">
            <text:p>&amp;amp;139.DlgGrammarSettings.TxtRefPrefix.Text</text:p>
          </table:table-cell>
          <table:table-cell table:number-columns-repeated="3"/>
        </table:table-row>
        <table:table-row table:style-name="ro1">
          <table:table-cell office:value-type="string">
            <text:p>132.DlgPhnlgySettings.TxtWritingSystem.Label</text:p>
          </table:table-cell>
          <table:table-cell office:value-type="string">
            <text:p>&amp;amp;201.DlgPhnlgySettings.TxtWritingSystem.Text</text:p>
          </table:table-cell>
          <table:table-cell table:number-columns-repeated="3"/>
        </table:table-row>
        <table:table-row table:style-name="ro1">
          <table:table-cell office:value-type="string">
            <text:p>150.DlgScriptPractice.cmbxFont.Label</text:p>
          </table:table-cell>
          <table:table-cell office:value-type="string">
            <text:p>&amp;amp;364.DlgScriptPractice.cmbxFont.Text</text:p>
          </table:table-cell>
          <table:table-cell table:number-columns-repeated="3"/>
        </table:table-row>
        <table:table-row table:style-name="ro1">
          <table:table-cell office:value-type="string">
            <text:p>151.DlgScriptPractice.cmbxScript.Label</text:p>
          </table:table-cell>
          <table:table-cell office:value-type="string">
            <text:p>&amp;amp;362.DlgScriptPractice.cmbxScript.Text</text:p>
          </table:table-cell>
          <table:table-cell table:number-columns-repeated="3"/>
        </table:table-row>
        <table:table-row table:style-name="ro1">
          <table:table-cell office:value-type="string">
            <text:p>166.DlgScriptPractice.txtAnswer.Label</text:p>
          </table:table-cell>
          <table:table-cell office:value-type="string">
            <text:p>&amp;amp;380.DlgScriptPractice.txtAnswer.Text</text:p>
          </table:table-cell>
          <table:table-cell table:number-columns-repeated="3"/>
        </table:table-row>
        <table:table-row table:style-name="ro1">
          <table:table-cell office:value-type="string">
            <text:p>167.DlgScriptPractice.txtCharset.Label</text:p>
          </table:table-cell>
          <table:table-cell office:value-type="string">
            <text:p>&amp;amp;368.DlgScriptPractice.txtCharset.Text</text:p>
          </table:table-cell>
          <table:table-cell table:number-columns-repeated="3"/>
        </table:table-row>
        <table:table-row table:style-name="ro1">
          <table:table-cell office:value-type="string">
            <text:p>168.DlgScriptPractice.txtFontSize.Label</text:p>
          </table:table-cell>
          <table:table-cell office:value-type="string">
            <text:p>&amp;amp;336.DlgScriptPractice.txtFontSize.Text</text:p>
          </table:table-cell>
          <table:table-cell table:number-columns-repeated="3"/>
        </table:table-row>
        <table:table-row table:style-name="ro1">
          <table:table-cell office:value-type="string">
            <text:p>169.DlgScriptPractice.txtNumSyllables.Label</text:p>
          </table:table-cell>
          <table:table-cell office:value-type="string">
            <text:p>&amp;amp;358.DlgScriptPractice.txtNumSyllables.Text</text:p>
          </table:table-cell>
          <table:table-cell table:number-columns-repeated="3"/>
        </table:table-row>
        <table:table-row table:style-name="ro1">
          <table:table-cell office:value-type="string">
            <text:p>170.DlgScriptPractice.txtNumWords.Label</text:p>
          </table:table-cell>
          <table:table-cell office:value-type="string">
            <text:p>&amp;amp;360.DlgScriptPractice.txtNumWords.Text</text:p>
          </table:table-cell>
          <table:table-cell table:number-columns-repeated="3"/>
        </table:table-row>
        <table:table-row table:style-name="ro1">
          <table:table-cell office:value-type="string">
            <text:p>171.DlgScriptPractice.txtQuestion.Label</text:p>
          </table:table-cell>
          <table:table-cell office:value-type="string">
            <text:p>&amp;amp;425.DlgScriptPractice.txtQuestion.Text</text:p>
          </table:table-cell>
          <table:table-cell table:number-columns-repeated="3"/>
        </table:table-row>
        <table:table-row table:style-name="ro1">
          <table:table-cell office:value-type="string">
            <text:p>295.DlgWritingSystem.ComboWSList.Label</text:p>
          </table:table-cell>
          <table:table-cell office:value-type="string">
            <text:p>&amp;amp;227.DlgWritingSystem.ComboWSList.Text</text:p>
          </table:table-cell>
          <table:table-cell table:number-columns-repeated="3"/>
        </table:table-row>
        <table:table-row table:style-name="ro1" table:number-rows-repeated="104830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104857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/00/0000</text:date>, <text:time style:data-style-name="N2" text:time-value="0000-00-00T12:58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Linux_x86 LibreOffice_project/400m0$Build-2</meta:generator>
    <dc:date>2013-03-22T14:09:25</dc:date>
    <dc:creator>Jim Kornelsen</dc:creator>
    <meta:editing-duration>PT1H6M56S</meta:editing-duration>
    <meta:editing-cycles>9</meta:editing-cycles>
    <meta:document-statistic meta:table-count="1" meta:cell-count="1257" meta:object-count="0"/>
  </office:meta>
</office:document-meta>
</file>